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827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91in"/>
    </style:style>
    <style:style style:name="co7" style:family="table-column">
      <style:table-column-properties fo:break-before="auto" style:column-width="1.0453in"/>
    </style:style>
    <style:style style:name="co8" style:family="table-column">
      <style:table-column-properties fo:break-before="auto" style:column-width="2.0264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0.9874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3.002in"/>
    </style:style>
    <style:style style:name="co13" style:family="table-column">
      <style:table-column-properties fo:break-before="auto" style:column-width="1.0874in"/>
    </style:style>
    <style:style style:name="co14" style:family="table-column">
      <style:table-column-properties fo:break-before="auto" style:column-width="1.1945in"/>
    </style:style>
    <style:style style:name="co15" style:family="table-column">
      <style:table-column-properties fo:break-before="auto" style:column-width="1.5772in"/>
    </style:style>
    <style:style style:name="co16" style:family="table-column">
      <style:table-column-properties fo:break-before="auto" style:column-width="3.1575in"/>
    </style:style>
    <style:style style:name="co17" style:family="table-column">
      <style:table-column-properties fo:break-before="auto" style:column-width="3.2354in"/>
    </style:style>
    <style:style style:name="co18" style:family="table-column">
      <style:table-column-properties fo:break-before="auto" style:column-width="1.628in"/>
    </style:style>
    <style:style style:name="ro1" style:family="table-row">
      <style:table-row-properties style:row-height="1.3173in" fo:break-before="auto" style:use-optimal-row-height="false"/>
    </style:style>
    <style:style style:name="ro2" style:family="table-row">
      <style:table-row-properties style:row-height="1.53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3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2" style:family="table-cell" style:parent-style-name="Default">
      <style:table-cell-properties style:text-align-source="fix" style:repeat-content="false" style:rotation-angle="90" style:vertical-align="automatic"/>
      <style:paragraph-properties fo:text-align="start" fo:margin-left="0in"/>
      <style:text-properties style:font-name="Liberation Mono"/>
    </style:style>
    <style:style style:name="ce27" style:family="table-cell" style:parent-style-name="Default">
      <style:table-cell-properties fo:background-color="#81d41a" style:text-align-source="fix" style:repeat-content="false" fo:border="0.06pt solid #000000" style:vertical-align="bottom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style:font-name="Liberation Mono"/>
    </style:style>
    <style:style style:name="ce6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81d41a" style:text-align-source="fix" style:repeat-content="false" fo:border-left="none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81d41a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11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style:rotation-angle="90" fo:border-top="0.06pt solid #000000" style:vertical-align="automatic"/>
      <style:paragraph-properties fo:text-align="center" fo:margin-left="0in"/>
      <style:text-properties style:font-name="Liberation Mono"/>
    </style:style>
    <style:style style:name="ce39" style:family="table-cell" style:parent-style-name="Default">
      <style:table-cell-properties fo:border-bottom="none" fo:background-color="#81d41a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1d41a" style:text-align-source="fix" style:repeat-content="false" style:vertical-align="bottom"/>
      <style:paragraph-properties fo:text-align="center" fo:margin-left="0in"/>
      <style:text-properties style:font-name="Liberation Mono"/>
    </style:style>
    <style:style style:name="ce13" style:family="table-cell" style:parent-style-name="Default">
      <style:table-cell-properties fo:background-color="#81d41a" style:text-align-source="fix" style:repeat-content="false" style:rotation-angle="90" style:vertical-align="automatic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rotation-angle="90" style:vertical-align="automatic"/>
      <style:paragraph-properties fo:text-align="center" fo:margin-left="0in"/>
      <style:text-properties style:font-name="Liberation Mono"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Mono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automatic"/>
      <style:paragraph-properties fo:text-align="center" fo:margin-left="0in"/>
      <style:text-properties style:font-name="Liberation Mono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Mono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0.06pt solid #000000"/>
    </style:style>
    <style:style style:name="ce58" style:family="table-cell" style:parent-style-name="Default">
      <style:table-cell-properties fo:border-bottom="0.06pt solid #000000" fo:border-left="0.06pt solid #000000" fo:border-right="none" fo:border-top="none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2" table:default-cell-style-name="ce8"/>
        <table:table-column table:style-name="co3" table:number-columns-repeated="2" table:default-cell-style-name="ce8"/>
        <table:table-column table:style-name="co2" table:default-cell-style-name="ce5"/>
        <table:table-column table:style-name="co2" table:default-cell-style-name="ce37"/>
        <table:table-column table:style-name="co3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5" table:default-cell-style-name="ce8"/>
        <table:table-column table:style-name="co4" table:default-cell-style-name="ce8"/>
        <table:table-column table:style-name="co2" table:default-cell-style-name="ce47"/>
        <table:table-column table:style-name="co4" table:number-columns-repeated="52" table:default-cell-style-name="ce8"/>
        <table:table-column table:style-name="co4" table:number-columns-repeated="42" table:default-cell-style-name="Default"/>
        <table:table-row table:style-name="ro1">
          <table:table-cell/>
          <table:table-cell table:style-name="ce27" office:value-type="string" calcext:value-type="string" table:number-columns-spanned="8" table:number-rows-spanned="1">
            <text:p>Header</text:p>
          </table:table-cell>
          <table:covered-table-cell table:number-columns-repeated="2"/>
          <table:covered-table-cell table:number-columns-repeated="3" table:style-name="ce32"/>
          <table:covered-table-cell table:number-columns-repeated="2"/>
          <table:table-cell table:style-name="ce40" office:value-type="string" calcext:value-type="string" table:number-columns-spanned="62" table:number-rows-spanned="1">
            <text:p>Payload</text:p>
          </table:table-cell>
          <table:covered-table-cell table:style-name="ce32"/>
          <table:covered-table-cell/>
          <table:covered-table-cell table:number-columns-repeated="6" table:style-name="ce32"/>
          <table:covered-table-cell/>
          <table:covered-table-cell table:number-columns-repeated="52" table:style-name="ce32"/>
          <table:table-cell table:number-columns-repeated="42"/>
        </table:table-row>
        <table:table-row table:style-name="ro2">
          <table:table-cell table:style-name="ce2"/>
          <table:table-cell table:style-name="ce4" office:value-type="string" calcext:value-type="string">
            <text:p>Message start</text:p>
          </table:table-cell>
          <table:table-cell table:style-name="ce7" office:value-type="string" calcext:value-type="string">
            <text:p>Sender address</text:p>
          </table:table-cell>
          <table:table-cell table:style-name="ce7" office:value-type="string" calcext:value-type="string">
            <text:p>Target address</text:p>
          </table:table-cell>
          <table:table-cell table:number-columns-repeated="3" table:style-name="ce9" office:value-type="string" calcext:value-type="string">
            <text:p>?</text:p>
          </table:table-cell>
          <table:table-cell table:style-name="ce7" office:value-type="string" calcext:value-type="string">
            <text:p>Payload size</text:p>
          </table:table-cell>
          <table:table-cell table:style-name="ce11" office:value-type="string" calcext:value-type="string">
            <office:annotation office:display="true" draw:style-name="gr1" draw:text-style-name="P2" svg:width="5.6665in" svg:height="0.5457in" svg:x="0.0681in" svg:y="0.0441in" draw:caption-point-x="3.5728in" draw:caption-point-y="1.2772in">
              <dc:creator>AE</dc:creator>
              <dc:date>2020-10-09T00:00:00</dc:date>
              <text:p text:style-name="P1">CRC-8/DVB-S2</text:p>
              <text:p text:style-name="P1">https://crccalc.com/?crc=69 02 01 84 00 00 0c&amp;method=crc8&amp;datatype=hex&amp;outtype=hex</text:p>
              <text:p text:style-name="P1"/>
            </office:annotation>
            <text:p>Header CRC</text:p>
          </table:table-cell>
          <table:table-cell table:style-name="ce13" office:value-type="string" calcext:value-type="string">
            <text:p>Sender address</text:p>
          </table:table-cell>
          <table:table-cell table:style-name="ce14"/>
          <table:table-cell table:style-name="ce13" office:value-type="string" calcext:value-type="string">
            <text:p>Target Address</text:p>
          </table:table-cell>
          <table:table-cell table:style-name="ce14"/>
          <table:table-cell table:style-name="ce15" office:value-type="string" calcext:value-type="string">
            <office:annotation office:display="true" draw:style-name="gr2" draw:text-style-name="P2" svg:width="2.2921in" svg:height="0.8567in" svg:x="5.9051in" svg:y="0.3051in" draw:caption-point-x="-0.8122in" draw:caption-point-y="1.0161in">
              <dc:creator>AE</dc:creator>
              <dc:date>2020-10-09T00:00:00</dc:date>
              <text:p text:style-name="P1"><text:span text:style-name="T1">40 – Register </text:span><text:span text:style-name="T1">data request</text:span></text:p>
              <text:p text:style-name="P1"><text:span text:style-name="T1">50 – Answer to </text:span><text:span text:style-name="T1">40</text:span></text:p>
              <text:p text:style-name="P1"><text:span text:style-name="T1">60 - ?</text:span></text:p>
              <text:p text:style-name="P1"><text:span text:style-name="T1">70 – Answer to </text:span><text:span text:style-name="T1">60</text:span></text:p>
              <text:p text:style-name="P1"><text:span text:style-name="T1"/></text:p>
            </office:annotation>
            <text:p>Function id?</text:p>
          </table:table-cell>
          <table:table-cell table:style-name="ce14" table:number-columns-repeated="2"/>
          <table:table-cell table:style-name="ce16" office:value-type="string" calcext:value-type="string">
            <text:p>Return # of bytes</text:p>
          </table:table-cell>
          <table:table-cell table:style-name="ce16" office:value-type="string" calcext:value-type="string">
            <text:p>Starting address</text:p>
          </table:table-cell>
          <table:table-cell table:style-name="ce48"/>
          <table:table-cell table:style-name="ce14" table:number-columns-repeated="52"/>
          <table:table-cell table:number-columns-repeated="42"/>
        </table:table-row>
        <table:table-row table:style-name="ro3">
          <table:table-cell office:value-type="string" calcext:value-type="string">
            <text:p>Byte#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Payload byt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Register value</text:p>
          </table:table-cell>
          <table:table-cell table:number-columns-repeated="17"/>
          <table:table-cell table:style-name="ce4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Req#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6</text:p>
          </table:table-cell>
          <table:table-cell table:number-columns-repeated="92"/>
        </table:table-row>
        <table:table-row table:style-name="ro4">
          <table:table-cell office:value-type="string" calcext:value-type="string">
            <text:p>Response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39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office:value-type="float" office:value="71" calcext:value-type="float">
            <text:p>71</text:p>
          </table:table-cell>
          <table:table-cell table:number-columns-repeated="82"/>
        </table:table-row>
        <table:table-row table:style-name="ro3">
          <table:table-cell table:number-columns-repeated="113"/>
        </table:table-row>
        <table:table-row table:style-name="ro4">
          <table:table-cell office:value-type="string" calcext:value-type="string">
            <text:p>Req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0c</text:p>
          </table:table-cell>
          <table:table-cell table:style-name="ce39" office:value-type="string" calcext:value-type="string">
            <text:p>f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bd</text:p>
          </table:table-cell>
          <table:table-cell table:style-name="ce10" office:value-type="string" calcext:value-type="string">
            <text:p>b2</text:p>
          </table:table-cell>
          <table:table-cell table:style-name="ce20" table:number-columns-repeated="5"/>
          <table:table-cell table:number-columns-repeated="87"/>
        </table:table-row>
        <table:table-row table:style-name="ro4">
          <table:table-cell office:value-type="string" calcext:value-type="string">
            <text:p>Response#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64" calcext:value-type="float">
            <text:p>64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1" calcext:value-type="float">
            <text:p>61</text:p>
          </table:table-cell>
          <table:table-cell office:value-type="string" calcext:value-type="string">
            <text:p>c6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5" office:value-type="float" office:value="12" calcext:value-type="float">
            <office:annotation draw:style-name="gr3" draw:text-style-name="P2" svg:width="1.1413in" svg:height="0.7083in" svg:x="14.8748in" svg:y="3.5122in" draw:caption-point-x="-0.2402in" draw:caption-point-y="0.5945in">
              <dc:creator>AE</dc:creator>
              <dc:date>2020-09-11T00:00:00</dc:date>
              <text:p text:style-name="P1"><text:span text:style-name="T1">Year</text:span></text:p>
              <text:p text:style-name="P1"><text:span text:style-name="T1">0x12 = 18 == </text:span><text:span text:style-name="T1">2018</text:span></text:p>
            </office:annotation>
            <text:p>12</text:p>
          </table:table-cell>
          <table:table-cell table:style-name="ce5" office:value-type="string" calcext:value-type="string">
            <office:annotation draw:style-name="gr3" draw:text-style-name="P2" svg:width="1.1413in" svg:height="0.7083in" svg:x="15.2555in" svg:y="3.5122in" draw:caption-point-x="-0.2402in" draw:caption-point-y="0.5945in">
              <dc:creator>AE</dc:creator>
              <dc:date>2020-09-11T00:00:00</dc:date>
              <text:p text:style-name="P1"><text:span text:style-name="T1">Month</text:span></text:p>
              <text:p text:style-name="P1"><text:span text:style-name="T1">0xa = 10</text:span></text:p>
            </office:annotation>
            <text:p>0a</text:p>
          </table:table-cell>
          <table:table-cell table:style-name="ce5" office:value-type="float" office:value="1" calcext:value-type="float">
            <office:annotation draw:style-name="gr3" draw:text-style-name="P2" svg:width="1.1413in" svg:height="0.7083in" svg:x="15.6362in" svg:y="3.5122in" draw:caption-point-x="-0.2402in" draw:caption-point-y="0.5945in">
              <dc:creator>AE</dc:creator>
              <dc:date>2020-09-11T00:00:00</dc:date>
              <text:p text:style-name="P1"><text:span text:style-name="T1">Day</text:span></text:p>
              <text:p text:style-name="P1"><text:span text:style-name="T1">0x01 = 1</text:span></text:p>
            </office:annotation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9" calcext:value-type="float">
            <office:annotation draw:style-name="gr3" draw:text-style-name="P2" svg:width="1.1413in" svg:height="0.7083in" svg:x="16.3972in" svg:y="3.5122in" draw:caption-point-x="-0.2402in" draw:caption-point-y="0.5945in">
              <dc:creator>AE</dc:creator>
              <dc:date>2020-09-11T00:00:00</dc:date>
              <text:p text:style-name="P1"><text:span text:style-name="T1">Hour</text:span></text:p>
            </office:annotation>
            <text:p>9</text:p>
          </table:table-cell>
          <table:table-cell table:style-name="ce5" office:value-type="float" office:value="23" calcext:value-type="float">
            <office:annotation draw:style-name="gr3" draw:text-style-name="P2" svg:width="1.1413in" svg:height="0.7083in" svg:x="16.7776in" svg:y="3.5122in" draw:caption-point-x="-0.2402in" draw:caption-point-y="0.5945in">
              <dc:creator>AE</dc:creator>
              <dc:date>2020-09-11T00:00:00</dc:date>
              <text:p text:style-name="P1"><text:span text:style-name="T1">Minutes</text:span></text:p>
            </office:annotation>
            <text:p>23</text:p>
          </table:table-cell>
          <table:table-cell table:style-name="ce5" office:value-type="float" office:value="18" calcext:value-type="float">
            <office:annotation draw:style-name="gr3" draw:text-style-name="P2" svg:width="1.1413in" svg:height="0.7083in" svg:x="17.1583in" svg:y="3.5122in" draw:caption-point-x="-0.2402in" draw:caption-point-y="0.5945in">
              <dc:creator>AE</dc:creator>
              <dc:date>2020-09-11T00:00:00</dc:date>
              <text:p text:style-name="P1"><text:span text:style-name="T1">Seconds</text:span></text:p>
            </office:annotation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number-columns-repeated="42"/>
        </table:table-row>
        <table:table-row table:style-name="ro3">
          <table:table-cell table:number-columns-repeated="47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T2</text:p>
          </table:table-cell>
          <table:table-cell/>
          <table:table-cell office:value-type="string" calcext:value-type="string">
            <text:p>T3</text:p>
          </table:table-cell>
          <table:table-cell/>
          <table:table-cell office:value-type="string" calcext:value-type="string">
            <text:p>T4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eq#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office:value-type="float" office:value="11" calcext:value-type="float">
            <text:p>11</text:p>
          </table:table-cell>
          <table:table-cell table:number-columns-repeated="92"/>
        </table:table-row>
        <table:table-row table:style-name="ro4">
          <table:table-cell office:value-type="string" calcext:value-type="string">
            <text:p>Response#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office:annotation draw:style-name="gr4" draw:text-style-name="P2" svg:width="1.1413in" svg:height="1.3232in" svg:x="3.8811in" svg:y="4.0461in" draw:caption-point-x="-0.2402in" draw:caption-point-y="0.5945in">
              <dc:creator>AE</dc:creator>
              <dc:date>2020-09-11T00:00:00</dc:date>
              <text:p text:style-name="P1"><text:span text:style-name="T1">https://crccalc.com/?crc=69 01 02 84 00 00 3e&amp;method=crc8&amp;datatype=hex&amp;outtype=hex</text:span></text:p>
              <text:p text:style-name="P1"><text:span text:style-name="T1"/></text:p>
            </office:annotation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96" calcext:value-type="float">
            <text:p>96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f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f</text:p>
          </table:table-cell>
          <table:table-cell table:number-columns-repeated="42"/>
        </table:table-row>
        <table:table-row table:style-name="ro3">
          <table:table-cell table:number-columns-repeated="113"/>
        </table:table-row>
        <table:table-row table:style-name="ro4">
          <table:table-cell office:value-type="string" calcext:value-type="string">
            <text:p>Req#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0c</text:p>
          </table:table-cell>
          <table:table-cell table:style-name="ce39" office:value-type="string" calcext:value-type="string">
            <text:p>f6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c8</text:p>
          </table:table-cell>
          <table:table-cell table:style-name="ce50" office:value-type="float" office:value="0" calcext:value-type="float">
            <text:p>0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a1</text:p>
          </table:table-cell>
          <table:table-cell table:number-columns-repeated="92"/>
        </table:table-row>
        <table:table-row table:style-name="ro4">
          <table:table-cell office:value-type="string" calcext:value-type="string">
            <text:p>Response#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84" calcext:value-type="float">
            <text:p>8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3e</text:p>
          </table:table-cell>
          <table:table-cell table:style-name="ce39" office:value-type="string" calcext:value-type="string">
            <office:annotation draw:style-name="gr4" draw:text-style-name="P2" svg:width="1.1413in" svg:height="1.3232in" svg:x="3.8811in" svg:y="4.5807in" draw:caption-point-x="-0.2402in" draw:caption-point-y="0.5945in">
              <dc:creator>AE</dc:creator>
              <dc:date>2020-09-11T00:00:00</dc:date>
              <text:p text:style-name="P1"><text:span text:style-name="T1">https://crccalc.com/?crc=69 01 02 </text:span><text:span text:style-name="T1">84 00 00 </text:span><text:span text:style-name="T1">3e&amp;method=crc8&amp;datatype=hex&amp;ou</text:span><text:span text:style-name="T1">ttype=hex</text:span></text:p>
              <text:p text:style-name="P1"><text:span text:style-name="T1"/></text:p>
            </office:annotation>
            <text:p>0d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7</text:p>
          </table:table-cell>
          <table:table-cell office:value-type="float" office:value="67" calcext:value-type="float">
            <text:p>67</text:p>
          </table:table-cell>
          <table:table-cell table:number-columns-repeated="42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4</text:p>
          </table:table-cell>
          <table:table-cell table:number-columns-repeated="112"/>
        </table:table-row>
        <table:table-row table:style-name="ro3">
          <table:table-cell office:value-type="string" calcext:value-type="string">
            <text:p>Response#4</text:p>
          </table:table-cell>
          <table:table-cell table:number-columns-repeated="112"/>
        </table:table-row>
        <table:table-row table:style-name="ro3" table:number-rows-repeated="2">
          <table:table-cell table:number-columns-repeated="113"/>
        </table:table-row>
        <table:table-row table:style-name="ro3">
          <table:table-cell office:value-type="string" calcext:value-type="string">
            <text:p>Req#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d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float" office:value="99" calcext:value-type="float">
            <text:p>99</text:p>
          </table:table-cell>
          <table:table-cell table:number-columns-repeated="94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B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90"/>
        </table:table-row>
        <table:table-row table:style-name="ro3">
          <table:table-cell office:value-type="string" calcext:value-type="string">
            <text:p>Response#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5</text:p>
          </table:table-cell>
          <table:table-cell table:number-columns-repeated="94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2a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Req#5 (dec)</text:p>
          </table:table-cell>
          <table:table-cell table:number-columns-repeated="15"/>
          <table:table-cell table:formula="of:=HEX2DEC([.Q28])" office:value-type="float" office:value="92" calcext:value-type="float">
            <text:p>92</text:p>
          </table:table-cell>
          <table:table-cell table:formula="of:=HEX2DEC([.R28])" office:value-type="float" office:value="120" calcext:value-type="float">
            <text:p>120</text:p>
          </table:table-cell>
          <table:table-cell/>
          <table:table-cell table:formula="of:=[.$R29]+[.T5]-1" office:value-type="float" office:value="120" calcext:value-type="float">
            <text:p>120</text:p>
          </table:table-cell>
          <table:table-cell table:formula="of:=[.$R29]+[.U5]-1" office:value-type="float" office:value="121" calcext:value-type="float">
            <text:p>121</text:p>
          </table:table-cell>
          <table:table-cell table:formula="of:=[.$R29]+[.V5]-1" office:value-type="float" office:value="122" calcext:value-type="float">
            <text:p>122</text:p>
          </table:table-cell>
          <table:table-cell table:formula="of:=[.$R29]+[.W5]-1" office:value-type="float" office:value="123" calcext:value-type="float">
            <text:p>123</text:p>
          </table:table-cell>
          <table:table-cell table:formula="of:=[.$R29]+[.X5]-1" office:value-type="float" office:value="124" calcext:value-type="float">
            <text:p>124</text:p>
          </table:table-cell>
          <table:table-cell table:formula="of:=[.$R29]+[.Y5]-1" office:value-type="float" office:value="125" calcext:value-type="float">
            <text:p>125</text:p>
          </table:table-cell>
          <table:table-cell table:formula="of:=[.$R29]+[.Z5]-1" office:value-type="float" office:value="126" calcext:value-type="float">
            <text:p>126</text:p>
          </table:table-cell>
          <table:table-cell table:formula="of:=[.$R29]+[.AA5]-1" office:value-type="float" office:value="127" calcext:value-type="float">
            <text:p>127</text:p>
          </table:table-cell>
          <table:table-cell table:formula="of:=[.$R29]+[.AB5]-1" office:value-type="float" office:value="128" calcext:value-type="float">
            <text:p>128</text:p>
          </table:table-cell>
          <table:table-cell table:formula="of:=[.$R29]+[.AC5]-1" office:value-type="float" office:value="129" calcext:value-type="float">
            <text:p>129</text:p>
          </table:table-cell>
          <table:table-cell table:formula="of:=[.$R29]+[.AD5]-1" office:value-type="float" office:value="130" calcext:value-type="float">
            <text:p>130</text:p>
          </table:table-cell>
          <table:table-cell table:formula="of:=[.$R29]+[.AE5]-1" office:value-type="float" office:value="131" calcext:value-type="float">
            <text:p>131</text:p>
          </table:table-cell>
          <table:table-cell table:formula="of:=[.$R29]+[.AF5]-1" office:value-type="float" office:value="132" calcext:value-type="float">
            <text:p>132</text:p>
          </table:table-cell>
          <table:table-cell table:formula="of:=[.$R29]+[.AG5]-1" office:value-type="float" office:value="133" calcext:value-type="float">
            <text:p>133</text:p>
          </table:table-cell>
          <table:table-cell table:formula="of:=[.$R29]+[.AH5]-1" office:value-type="float" office:value="134" calcext:value-type="float">
            <text:p>134</text:p>
          </table:table-cell>
          <table:table-cell table:formula="of:=[.$R29]+[.AI5]-1" office:value-type="float" office:value="135" calcext:value-type="float">
            <text:p>135</text:p>
          </table:table-cell>
          <table:table-cell table:formula="of:=[.$R29]+[.AJ5]-1" office:value-type="float" office:value="136" calcext:value-type="float">
            <text:p>136</text:p>
          </table:table-cell>
          <table:table-cell table:formula="of:=[.$R29]+[.AK5]-1" office:value-type="float" office:value="137" calcext:value-type="float">
            <text:p>137</text:p>
          </table:table-cell>
          <table:table-cell table:formula="of:=[.$R29]+[.AL5]-1" office:value-type="float" office:value="138" calcext:value-type="float">
            <text:p>138</text:p>
          </table:table-cell>
          <table:table-cell table:formula="of:=[.$R29]+[.AM5]-1" office:value-type="float" office:value="139" calcext:value-type="float">
            <text:p>139</text:p>
          </table:table-cell>
          <table:table-cell table:formula="of:=[.$R29]+[.AN5]-1" office:value-type="float" office:value="140" calcext:value-type="float">
            <text:p>140</text:p>
          </table:table-cell>
          <table:table-cell table:formula="of:=[.$R29]+[.AO5]-1" office:value-type="float" office:value="141" calcext:value-type="float">
            <text:p>141</text:p>
          </table:table-cell>
          <table:table-cell table:formula="of:=[.$R29]+[.AP5]-1" office:value-type="float" office:value="142" calcext:value-type="float">
            <text:p>142</text:p>
          </table:table-cell>
          <table:table-cell table:formula="of:=[.$R29]+[.AQ5]-1" office:value-type="float" office:value="143" calcext:value-type="float">
            <text:p>143</text:p>
          </table:table-cell>
          <table:table-cell table:formula="of:=[.$R29]+[.AR5]-1" office:value-type="float" office:value="144" calcext:value-type="float">
            <text:p>144</text:p>
          </table:table-cell>
          <table:table-cell table:formula="of:=[.$R29]+[.AS5]-1" office:value-type="float" office:value="145" calcext:value-type="float">
            <text:p>145</text:p>
          </table:table-cell>
          <table:table-cell table:formula="of:=[.$R29]+[.AT5]-1" office:value-type="float" office:value="146" calcext:value-type="float">
            <text:p>146</text:p>
          </table:table-cell>
          <table:table-cell table:formula="of:=[.$R29]+[.AU5]-1" office:value-type="float" office:value="147" calcext:value-type="float">
            <text:p>147</text:p>
          </table:table-cell>
          <table:table-cell table:formula="of:=[.$R29]+[.AV5]-1" office:value-type="float" office:value="148" calcext:value-type="float">
            <text:p>148</text:p>
          </table:table-cell>
          <table:table-cell table:formula="of:=[.$R29]+[.AW5]-1" office:value-type="float" office:value="149" calcext:value-type="float">
            <text:p>149</text:p>
          </table:table-cell>
          <table:table-cell table:formula="of:=[.$R29]+[.AX5]-1" office:value-type="float" office:value="150" calcext:value-type="float">
            <text:p>150</text:p>
          </table:table-cell>
          <table:table-cell table:formula="of:=[.$R29]+[.AY5]-1" office:value-type="float" office:value="151" calcext:value-type="float">
            <text:p>151</text:p>
          </table:table-cell>
          <table:table-cell table:formula="of:=[.$R29]+[.AZ5]-1" office:value-type="float" office:value="152" calcext:value-type="float">
            <text:p>152</text:p>
          </table:table-cell>
          <table:table-cell table:formula="of:=[.$R29]+[.BA5]-1" office:value-type="float" office:value="153" calcext:value-type="float">
            <text:p>153</text:p>
          </table:table-cell>
          <table:table-cell table:formula="of:=[.$R29]+[.BB5]-1" office:value-type="float" office:value="154" calcext:value-type="float">
            <text:p>154</text:p>
          </table:table-cell>
          <table:table-cell table:formula="of:=[.$R29]+[.BC5]-1" office:value-type="float" office:value="155" calcext:value-type="float">
            <text:p>155</text:p>
          </table:table-cell>
          <table:table-cell table:formula="of:=[.$R29]+[.BD5]-1" office:value-type="float" office:value="156" calcext:value-type="float">
            <text:p>156</text:p>
          </table:table-cell>
          <table:table-cell table:formula="of:=[.$R29]+[.BE5]-1" office:value-type="float" office:value="157" calcext:value-type="float">
            <text:p>157</text:p>
          </table:table-cell>
          <table:table-cell table:formula="of:=[.$R29]+[.BF5]-1" office:value-type="float" office:value="158" calcext:value-type="float">
            <text:p>158</text:p>
          </table:table-cell>
          <table:table-cell table:formula="of:=[.$R29]+[.BG5]-1" office:value-type="float" office:value="159" calcext:value-type="float">
            <text:p>159</text:p>
          </table:table-cell>
          <table:table-cell table:formula="of:=[.$R29]+[.BH5]-1" office:value-type="float" office:value="160" calcext:value-type="float">
            <text:p>160</text:p>
          </table:table-cell>
          <table:table-cell table:formula="of:=[.$R29]+[.BI5]-1" office:value-type="float" office:value="161" calcext:value-type="float">
            <text:p>161</text:p>
          </table:table-cell>
          <table:table-cell table:formula="of:=[.$R29]+[.BJ5]-1" office:value-type="float" office:value="162" calcext:value-type="float">
            <text:p>162</text:p>
          </table:table-cell>
          <table:table-cell table:formula="of:=[.$R29]+[.BK5]-1" office:value-type="float" office:value="163" calcext:value-type="float">
            <text:p>163</text:p>
          </table:table-cell>
          <table:table-cell table:formula="of:=[.$R29]+[.BL5]-1" office:value-type="float" office:value="164" calcext:value-type="float">
            <text:p>164</text:p>
          </table:table-cell>
          <table:table-cell table:formula="of:=[.$R29]+[.BM5]-1" office:value-type="float" office:value="165" calcext:value-type="float">
            <text:p>165</text:p>
          </table:table-cell>
          <table:table-cell table:formula="of:=[.$R29]+[.BN5]-1" office:value-type="float" office:value="166" calcext:value-type="float">
            <text:p>166</text:p>
          </table:table-cell>
          <table:table-cell table:formula="of:=[.$R29]+[.BO5]-1" office:value-type="float" office:value="167" calcext:value-type="float">
            <text:p>167</text:p>
          </table:table-cell>
          <table:table-cell table:formula="of:=[.$R29]+[.BP5]-1" office:value-type="float" office:value="168" calcext:value-type="float">
            <text:p>168</text:p>
          </table:table-cell>
          <table:table-cell table:formula="of:=[.$R29]+[.BQ5]-1" office:value-type="float" office:value="169" calcext:value-type="float">
            <text:p>169</text:p>
          </table:table-cell>
          <table:table-cell table:formula="of:=[.$R29]+[.BR5]-1" office:value-type="float" office:value="170" calcext:value-type="float">
            <text:p>170</text:p>
          </table:table-cell>
          <table:table-cell table:formula="of:=[.$R29]+[.BS5]-1" office:value-type="float" office:value="171" calcext:value-type="float">
            <text:p>171</text:p>
          </table:table-cell>
          <table:table-cell table:style-name="ce8" table:formula="of:=[.$R29]+[.BT5]-1" office:value-type="float" office:value="172" calcext:value-type="float">
            <text:p>172</text:p>
          </table:table-cell>
          <table:table-cell table:style-name="ce8" table:formula="of:=[.$R29]+[.BU5]-1" office:value-type="float" office:value="173" calcext:value-type="float">
            <text:p>173</text:p>
          </table:table-cell>
          <table:table-cell table:style-name="ce8" table:formula="of:=[.$R29]+[.BV5]-1" office:value-type="float" office:value="174" calcext:value-type="float">
            <text:p>174</text:p>
          </table:table-cell>
          <table:table-cell table:style-name="ce8" table:formula="of:=[.$R29]+[.BW5]-1" office:value-type="float" office:value="175" calcext:value-type="float">
            <text:p>175</text:p>
          </table:table-cell>
          <table:table-cell table:style-name="ce8" table:formula="of:=[.$R29]+[.BX5]-1" office:value-type="float" office:value="176" calcext:value-type="float">
            <text:p>176</text:p>
          </table:table-cell>
          <table:table-cell table:style-name="ce8" table:formula="of:=[.$R29]+[.BY5]-1" office:value-type="float" office:value="177" calcext:value-type="float">
            <text:p>177</text:p>
          </table:table-cell>
          <table:table-cell table:style-name="ce8" table:formula="of:=[.$R29]+[.BZ5]-1" office:value-type="float" office:value="178" calcext:value-type="float">
            <text:p>178</text:p>
          </table:table-cell>
          <table:table-cell table:style-name="ce8" table:formula="of:=[.$R29]+[.CA5]-1" office:value-type="float" office:value="179" calcext:value-type="float">
            <text:p>179</text:p>
          </table:table-cell>
          <table:table-cell table:style-name="ce8" table:formula="of:=[.$R29]+[.CB5]-1" office:value-type="float" office:value="180" calcext:value-type="float">
            <text:p>180</text:p>
          </table:table-cell>
          <table:table-cell table:style-name="ce8" table:formula="of:=[.$R29]+[.CC5]-1" office:value-type="float" office:value="181" calcext:value-type="float">
            <text:p>181</text:p>
          </table:table-cell>
          <table:table-cell table:style-name="ce8" table:formula="of:=[.$R29]+[.CD5]-1" office:value-type="float" office:value="182" calcext:value-type="float">
            <text:p>182</text:p>
          </table:table-cell>
          <table:table-cell table:style-name="ce8" table:formula="of:=[.$R29]+[.CE5]-1" office:value-type="float" office:value="183" calcext:value-type="float">
            <text:p>183</text:p>
          </table:table-cell>
          <table:table-cell table:style-name="ce8" table:formula="of:=[.$R29]+[.CF5]-1" office:value-type="float" office:value="184" calcext:value-type="float">
            <text:p>184</text:p>
          </table:table-cell>
          <table:table-cell table:style-name="ce8" table:formula="of:=[.$R29]+[.CG5]-1" office:value-type="float" office:value="185" calcext:value-type="float">
            <text:p>185</text:p>
          </table:table-cell>
          <table:table-cell table:style-name="ce8" table:formula="of:=[.$R29]+[.CH5]-1" office:value-type="float" office:value="186" calcext:value-type="float">
            <text:p>186</text:p>
          </table:table-cell>
          <table:table-cell table:style-name="ce8" table:formula="of:=[.$R29]+[.CI5]-1" office:value-type="float" office:value="187" calcext:value-type="float">
            <text:p>187</text:p>
          </table:table-cell>
          <table:table-cell table:style-name="ce8" table:formula="of:=[.$R29]+[.CJ5]-1" office:value-type="float" office:value="188" calcext:value-type="float">
            <text:p>188</text:p>
          </table:table-cell>
          <table:table-cell table:style-name="ce8" table:formula="of:=[.$R29]+[.CK5]-1" office:value-type="float" office:value="189" calcext:value-type="float">
            <text:p>189</text:p>
          </table:table-cell>
          <table:table-cell table:style-name="ce8" table:formula="of:=[.$R29]+[.CL5]-1" office:value-type="float" office:value="190" calcext:value-type="float">
            <text:p>190</text:p>
          </table:table-cell>
          <table:table-cell table:style-name="ce8" table:formula="of:=[.$R29]+[.CM5]-1" office:value-type="float" office:value="191" calcext:value-type="float">
            <text:p>191</text:p>
          </table:table-cell>
          <table:table-cell table:style-name="ce8" table:formula="of:=[.$R29]+[.CN5]-1" office:value-type="float" office:value="192" calcext:value-type="float">
            <text:p>192</text:p>
          </table:table-cell>
          <table:table-cell table:style-name="ce8" table:formula="of:=[.$R29]+[.CO5]-1" office:value-type="float" office:value="193" calcext:value-type="float">
            <text:p>193</text:p>
          </table:table-cell>
          <table:table-cell table:style-name="ce8" table:formula="of:=[.$R29]+[.CP5]-1" office:value-type="float" office:value="194" calcext:value-type="float">
            <text:p>194</text:p>
          </table:table-cell>
          <table:table-cell table:style-name="ce8" table:formula="of:=[.$R29]+[.CQ5]-1" office:value-type="float" office:value="195" calcext:value-type="float">
            <text:p>195</text:p>
          </table:table-cell>
          <table:table-cell table:style-name="ce8" table:formula="of:=[.$R29]+[.CR5]-1" office:value-type="float" office:value="196" calcext:value-type="float">
            <text:p>196</text:p>
          </table:table-cell>
          <table:table-cell table:style-name="ce8" table:formula="of:=[.$R29]+[.CS5]-1" office:value-type="float" office:value="197" calcext:value-type="float">
            <text:p>197</text:p>
          </table:table-cell>
          <table:table-cell table:style-name="ce8" table:formula="of:=[.$R29]+[.CT5]-1" office:value-type="float" office:value="198" calcext:value-type="float">
            <text:p>198</text:p>
          </table:table-cell>
          <table:table-cell table:style-name="ce8" table:formula="of:=[.$R29]+[.CU5]-1" office:value-type="float" office:value="199" calcext:value-type="float">
            <text:p>199</text:p>
          </table:table-cell>
          <table:table-cell table:style-name="ce8" table:formula="of:=[.$R29]+[.CV5]-1" office:value-type="float" office:value="200" calcext:value-type="float">
            <text:p>200</text:p>
          </table:table-cell>
          <table:table-cell table:style-name="ce8" table:formula="of:=[.$R29]+[.CW5]-1" office:value-type="float" office:value="201" calcext:value-type="float">
            <text:p>201</text:p>
          </table:table-cell>
          <table:table-cell table:style-name="ce8" table:formula="of:=[.$R29]+[.CX5]-1" office:value-type="float" office:value="202" calcext:value-type="float">
            <text:p>202</text:p>
          </table:table-cell>
          <table:table-cell table:style-name="ce8" table:formula="of:=[.$R29]+[.CY5]-1" office:value-type="float" office:value="203" calcext:value-type="float">
            <text:p>203</text:p>
          </table:table-cell>
          <table:table-cell table:style-name="ce8" table:formula="of:=[.$R29]+[.CZ5]-1" office:value-type="float" office:value="204" calcext:value-type="float">
            <text:p>204</text:p>
          </table:table-cell>
          <table:table-cell table:style-name="ce8" table:formula="of:=[.$R29]+[.DA5]-1" office:value-type="float" office:value="205" calcext:value-type="float">
            <text:p>205</text:p>
          </table:table-cell>
          <table:table-cell table:style-name="ce8" table:formula="of:=[.$R29]+[.DB5]-1" office:value-type="float" office:value="206" calcext:value-type="float">
            <text:p>206</text:p>
          </table:table-cell>
          <table:table-cell table:style-name="ce8" table:formula="of:=[.$R29]+[.DC5]-1" office:value-type="float" office:value="207" calcext:value-type="float">
            <text:p>207</text:p>
          </table:table-cell>
          <table:table-cell table:style-name="ce8" table:formula="of:=[.$R29]+[.DD5]-1" office:value-type="float" office:value="208" calcext:value-type="float">
            <text:p>208</text:p>
          </table:table-cell>
          <table:table-cell table:style-name="ce8" table:formula="of:=[.$R29]+[.DE5]-1" office:value-type="float" office:value="209" calcext:value-type="float">
            <text:p>209</text:p>
          </table:table-cell>
          <table:table-cell table:style-name="ce8" table:formula="of:=[.$R29]+[.DF5]-1" office:value-type="float" office:value="210" calcext:value-type="float">
            <text:p>210</text:p>
          </table:table-cell>
          <table:table-cell table:style-name="ce8" table:formula="of:=[.$R29]+[.DG5]-1" office:value-type="float" office:value="211" calcext:value-type="float">
            <text:p>2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sponse#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c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0</text:p>
          </table:table-cell>
          <table:table-cell table:number-columns-repeated="93"/>
        </table:table-row>
        <table:table-row table:style-name="ro3">
          <table:table-cell table:number-columns-repeated="113"/>
        </table:table-row>
        <table:table-row table:style-name="ro3">
          <table:table-cell office:value-type="string" calcext:value-type="string">
            <text:p>Req#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f5</text:p>
          </table:table-cell>
          <table:table-cell table:number-columns-repeated="92"/>
        </table:table-row>
        <table:table-row table:style-name="ro3">
          <table:table-cell office:value-type="string" calcext:value-type="string">
            <text:p>Response#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b</text:p>
          </table:table-cell>
          <table:table-cell table:number-columns-repeated="88"/>
        </table:table-row>
        <table:table-row table:style-name="ro3">
          <table:table-cell table:number-columns-repeated="17"/>
          <table:table-cell table:formula="of:=HEX2DEC([.R33])" office:value-type="float" office:value="252" calcext:value-type="float">
            <text:p>252</text:p>
          </table:table-cell>
          <table:table-cell table:number-columns-repeated="95"/>
        </table:table-row>
        <table:table-row table:style-name="ro3">
          <table:table-cell office:value-type="string" calcext:value-type="string">
            <text:p>Req#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5"/>
        </table:table-row>
        <table:table-row table:style-name="ro3">
          <table:table-cell table:number-columns-repeated="7"/>
          <table:table-cell table:formula="of:=HEX2DEC([.H35])" office:value-type="float" office:value="32" calcext:value-type="float">
            <text:p>32</text:p>
          </table:table-cell>
          <table:table-cell table:number-columns-repeated="105"/>
        </table:table-row>
        <table:table-row table:style-name="ro3" table:number-rows-repeated="1048539">
          <table:table-cell table:number-columns-repeated="113"/>
        </table:table-row>
        <table:table-row table:style-name="ro3">
          <table:table-cell table:number-columns-repeated="113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Packet structur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Header CRC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PAYLOAD CRC</text:p>
          </table:table-cell>
        </table:table-row>
        <table:table-row table:style-name="ro3">
          <table:table-cell office:value-type="string" calcext:value-type="string">
            <text:p>Length (Byte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_length from heade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RC-8/DVB-S2</text:p>
          </table:table-cell>
          <table:table-cell/>
          <table:table-cell office:value-type="string" calcext:value-type="string">
            <text:p>CRC-16/XMODEM</text:p>
          </table:table-cell>
        </table:table-row>
      </table:table>
      <table:table table:name="Register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1"/>
        <table:table-column table:style-name="co5" table:number-columns-repeated="6" table:default-cell-style-name="Default"/>
        <table:table-row table:style-name="ro3">
          <table:table-cell table:number-columns-repeated="12"/>
        </table:table-row>
        <table:table-row table:style-name="ro3">
          <table:table-cell table:style-name="ce51" office:value-type="string" calcext:value-type="string">
            <text:p>Address HEX</text:p>
          </table:table-cell>
          <table:table-cell table:style-name="ce51" office:value-type="string" calcext:value-type="string">
            <text:p>DEC</text:p>
          </table:table-cell>
          <table:table-cell table:style-name="ce51" office:value-type="string" calcext:value-type="string">
            <text:p>Meaning</text:p>
          </table:table-cell>
          <table:table-cell table:style-name="ce51" office:value-type="string" calcext:value-type="string">
            <text:p>Example HEX</text:p>
          </table:table-cell>
          <table:table-cell table:style-name="ce51" office:value-type="string" calcext:value-type="string">
            <text:p>Example DEC</text:p>
          </table:table-cell>
          <table:table-cell office:value-type="string" calcext:value-type="string">
            <text:p>Decoded value</text:p>
          </table:table-cell>
          <table:table-cell office:value-type="string" calcext:value-type="string">
            <text:p>Param1</text:p>
          </table:table-cell>
          <table:table-cell office:value-type="string" calcext:value-type="string">
            <text:p>Param2</text:p>
          </table:table-cell>
          <table:table-cell table:number-columns-repeated="4"/>
        </table:table-row>
        <table:table-row table:style-name="ro3">
          <table:table-cell table:formula="of:=DEC2HEX([.B3]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3">
          <table:table-cell table:formula="of:=DEC2HEX([.B4]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3">
          <table:table-cell table:formula="of:=DEC2HEX([.B5]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3">
          <table:table-cell table:formula="of:=DEC2HEX([.B6]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3">
          <table:table-cell table:formula="of:=DEC2HEX([.B7])" office:value-type="string" office:string-value="68" calcext:value-type="string">
            <text:p>68</text:p>
          </table:table-cell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3">
          <table:table-cell table:formula="of:=DEC2HEX([.B8]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3">
          <table:table-cell table:formula="of:=DEC2HEX([.B9])" office:value-type="string" office:string-value="6A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3">
          <table:table-cell table:formula="of:=DEC2HEX([.B10])" office:value-type="string" office:string-value="6B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3">
          <table:table-cell table:formula="of:=DEC2HEX([.B11])" office:value-type="string" office:string-value="6C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3">
          <table:table-cell table:formula="of:=DEC2HEX([.B12]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3">
          <table:table-cell table:formula="of:=DEC2HEX([.B13]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3">
          <table:table-cell table:formula="of:=DEC2HEX([.B14]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3">
          <table:table-cell table:formula="of:=DEC2HEX([.B15]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3">
          <table:table-cell table:formula="of:=DEC2HEX([.B16]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3">
          <table:table-cell table:formula="of:=DEC2HEX([.B17])" office:value-type="string" office:string-value="72" calcext:value-type="string">
            <text:p>72</text:p>
          </table:table-cell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3">
          <table:table-cell table:formula="of:=DEC2HEX([.B18])" office:value-type="string" office:string-value="73" calcext:value-type="string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3">
          <table:table-cell table:formula="of:=DEC2HEX([.B19])" office:value-type="string" office:string-value="74" calcext:value-type="string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3">
          <table:table-cell table:formula="of:=DEC2HEX([.B20])" office:value-type="string" office:string-value="75" calcext:value-type="string">
            <text:p>75</text:p>
          </table:table-cell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3">
          <table:table-cell table:formula="of:=DEC2HEX([.B21]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3">
          <table:table-cell table:formula="of:=DEC2HEX([.B22])" office:value-type="string" office:string-value="77" calcext:value-type="string">
            <text:p>77</text:p>
          </table:table-cell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3">
          <table:table-cell table:formula="of:=DEC2HEX([.B23])" office:value-type="string" office:string-value="78" calcext:value-type="string">
            <text:p>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YY – year</text:p>
          </table:table-cell>
          <table:table-cell office:value-type="float" office:value="12" calcext:value-type="float">
            <text:p>12</text:p>
          </table:table-cell>
          <table:table-cell table:formula="of:=HEX2DEC([.D23])" office:value-type="float" office:value="18" calcext:value-type="float">
            <text:p>18</text:p>
          </table:table-cell>
          <table:table-cell table:style-name="ce23" office:value-type="date" office:date-value="2018-10-01" calcext:value-type="date" table:number-columns-spanned="1" table:number-rows-spanned="3">
            <text:p>2018-10-01</text:p>
          </table:table-cell>
          <table:table-cell table:number-columns-repeated="6"/>
        </table:table-row>
        <table:table-row table:style-name="ro3">
          <table:table-cell table:formula="of:=DEC2HEX([.B24]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M – month</text:p>
          </table:table-cell>
          <table:table-cell office:value-type="string" calcext:value-type="string">
            <text:p>0a</text:p>
          </table:table-cell>
          <table:table-cell table:formula="of:=HEX2DEC([.D24])" office:value-type="float" office:value="10" calcext:value-type="float">
            <text:p>10</text:p>
          </table:table-cell>
          <table:covered-table-cell office:value-type="string" calcext:value-type="string">
            <text:p>10 – october</text:p>
          </table:covered-table-cell>
          <table:table-cell table:number-columns-repeated="6"/>
        </table:table-row>
        <table:table-row table:style-name="ro3">
          <table:table-cell table:formula="of:=DEC2HEX([.B25])" office:value-type="string" office:string-value="7A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D - day</text:p>
          </table:table-cell>
          <table:table-cell office:value-type="float" office:value="1" calcext:value-type="float">
            <text:p>1</text:p>
          </table:table-cell>
          <table:table-cell table:formula="of:=HEX2DEC([.D25])" office:value-type="float" office:value="1" calcext:value-type="float">
            <text:p>1</text:p>
          </table:table-cell>
          <table:covered-table-cell office:value-type="string" calcext:value-type="string">
            <text:p>1 – first</text:p>
          </table:covered-table-cell>
          <table:table-cell table:number-columns-repeated="6"/>
        </table:table-row>
        <table:table-row table:style-name="ro3">
          <table:table-cell table:formula="of:=DEC2HEX([.B26])" office:value-type="string" office:string-value="7B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?</text:p>
          </table:table-cell>
          <table:table-cell office:value-type="float" office:value="0" calcext:value-type="float">
            <text:p>0</text:p>
          </table:table-cell>
          <table:table-cell table:formula="of:=HEX2DEC([.D2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formula="of:=DEC2HEX([.B27]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H – hour</text:p>
          </table:table-cell>
          <table:table-cell office:value-type="float" office:value="9" calcext:value-type="float">
            <text:p>9</text:p>
          </table:table-cell>
          <table:table-cell table:formula="of:=HEX2DEC([.D27])" office:value-type="float" office:value="9" calcext:value-type="float">
            <text:p>9</text:p>
          </table:table-cell>
          <table:table-cell table:style-name="ce24" table:formula="of:=CONCATENATE([.E27];&quot;:&quot;;[.E28];&quot;:&quot;;[.E29])" office:value-type="string" office:string-value="9:35:24" calcext:value-type="string" table:number-columns-spanned="1" table:number-rows-spanned="3">
            <text:p>9:35:24</text:p>
          </table:table-cell>
          <table:table-cell table:number-columns-repeated="6"/>
        </table:table-row>
        <table:table-row table:style-name="ro3">
          <table:table-cell table:formula="of:=DEC2HEX([.B28])" office:value-type="string" office:string-value="7D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M – minute</text:p>
          </table:table-cell>
          <table:table-cell office:value-type="float" office:value="23" calcext:value-type="float">
            <text:p>23</text:p>
          </table:table-cell>
          <table:table-cell table:formula="of:=HEX2DEC([.D28])" office:value-type="float" office:value="35" calcext:value-type="float">
            <text:p>35</text:p>
          </table:table-cell>
          <table:covered-table-cell/>
          <table:table-cell table:number-columns-repeated="6"/>
        </table:table-row>
        <table:table-row table:style-name="ro3">
          <table:table-cell table:formula="of:=DEC2HEX([.B29]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S – second</text:p>
          </table:table-cell>
          <table:table-cell office:value-type="float" office:value="18" calcext:value-type="float">
            <text:p>18</text:p>
          </table:table-cell>
          <table:table-cell table:formula="of:=HEX2DEC([.D29])" office:value-type="float" office:value="24" calcext:value-type="float">
            <text:p>24</text:p>
          </table:table-cell>
          <table:covered-table-cell/>
          <table:table-cell table:number-columns-repeated="6"/>
        </table:table-row>
        <table:table-row table:style-name="ro3">
          <table:table-cell table:formula="of:=DEC2HEX([.B30]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table:formula="of:=HEX2DEC([.D30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formula="of:=DEC2HEX([.B31])" office:value-type="string" office:string-value="80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1_LOW</text:p>
          </table:table-cell>
          <table:table-cell office:value-type="string" calcext:value-type="string">
            <text:p>2f</text:p>
          </table:table-cell>
          <table:table-cell table:formula="of:=HEX2DEC([.D31])" office:value-type="float" office:value="47" calcext:value-type="float">
            <text:p>47</text:p>
          </table:table-cell>
          <table:table-cell table:formula="of:=CONCATENATE([.E31];&quot;°C&quot;)" office:value-type="string" office:string-value="47°C" calcext:value-type="string">
            <text:p>47°C</text:p>
          </table:table-cell>
          <table:table-cell table:number-columns-repeated="6"/>
        </table:table-row>
        <table:table-row table:style-name="ro3">
          <table:table-cell table:formula="of:=DEC2HEX([.B32])" office:value-type="string" office:string-value="81" calcext:value-type="string">
            <text:p>8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1_HIGH</text:p>
          </table:table-cell>
          <table:table-cell office:value-type="float" office:value="0" calcext:value-type="float">
            <text:p>0</text:p>
          </table:table-cell>
          <table:table-cell table:formula="of:=HEX2DEC([.D32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formula="of:=DEC2HEX([.B33])" office:value-type="string" office:string-value="82" calcext:value-type="string">
            <text:p>8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2_LOW</text:p>
          </table:table-cell>
          <table:table-cell office:value-type="float" office:value="24" calcext:value-type="float">
            <text:p>24</text:p>
          </table:table-cell>
          <table:table-cell table:formula="of:=HEX2DEC([.D33])" office:value-type="float" office:value="36" calcext:value-type="float">
            <text:p>36</text:p>
          </table:table-cell>
          <table:table-cell table:formula="of:=CONCATENATE([.E33];&quot;°C&quot;)" office:value-type="string" office:string-value="36°C" calcext:value-type="string">
            <text:p>36°C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3">
          <table:table-cell table:formula="of:=DEC2HEX([.B34])" office:value-type="string" office:string-value="83" calcext:value-type="string">
            <text:p>8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2_HIGH</text:p>
          </table:table-cell>
          <table:table-cell office:value-type="float" office:value="0" calcext:value-type="float">
            <text:p>0</text:p>
          </table:table-cell>
          <table:table-cell table:formula="of:=HEX2DEC([.D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formula="of:=DEC2HEX([.B35])" office:value-type="string" office:string-value="84" calcext:value-type="string">
            <text:p>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3_LOW</text:p>
          </table:table-cell>
          <table:table-cell office:value-type="float" office:value="29" calcext:value-type="float">
            <text:p>29</text:p>
          </table:table-cell>
          <table:table-cell table:formula="of:=HEX2DEC([.D35])" office:value-type="float" office:value="41" calcext:value-type="float">
            <text:p>41</text:p>
          </table:table-cell>
          <table:table-cell table:formula="of:=CONCATENATE([.E35];&quot;°C&quot;)" office:value-type="string" office:string-value="41°C" calcext:value-type="string">
            <text:p>41°C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table:formula="of:=DEC2HEX([.B36])" office:value-type="string" office:string-value="85" calcext:value-type="string">
            <text:p>8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3_HIGH</text:p>
          </table:table-cell>
          <table:table-cell office:value-type="float" office:value="0" calcext:value-type="float">
            <text:p>0</text:p>
          </table:table-cell>
          <table:table-cell table:formula="of:=HEX2DEC([.D3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formula="of:=DEC2HEX([.B37])" office:value-type="string" office:string-value="86" calcext:value-type="string">
            <text:p>8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4_LOW</text:p>
          </table:table-cell>
          <table:table-cell office:value-type="string" calcext:value-type="string">
            <text:p>2d</text:p>
          </table:table-cell>
          <table:table-cell table:formula="of:=HEX2DEC([.D37])" office:value-type="float" office:value="45" calcext:value-type="float">
            <text:p>45</text:p>
          </table:table-cell>
          <table:table-cell table:formula="of:=CONCATENATE([.E37];&quot;°C&quot;)" office:value-type="string" office:string-value="45°C" calcext:value-type="string">
            <text:p>45°C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DEC2HEX([.G37])" office:value-type="string" office:string-value="30" calcext:value-type="string">
            <text:p>30</text:p>
          </table:table-cell>
          <table:table-cell table:number-columns-repeated="3"/>
        </table:table-row>
        <table:table-row table:style-name="ro3">
          <table:table-cell table:formula="of:=DEC2HEX([.B38])" office:value-type="string" office:string-value="87" calcext:value-type="string">
            <text:p>8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4_HIGH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DEC2HEX([.G3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39])" office:value-type="string" office:string-value="88" calcext:value-type="string">
            <text:p>88</text:p>
          </table:table-cell>
          <table:table-cell office:value-type="float" office:value="136" calcext:value-type="float">
            <text:p>13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3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0])" office:value-type="string" office:string-value="89" calcext:value-type="string">
            <text:p>89</text:p>
          </table:table-cell>
          <table:table-cell office:value-type="float" office:value="137" calcext:value-type="float">
            <text:p>13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1])" office:value-type="string" office:string-value="8A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2])" office:value-type="string" office:string-value="8B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3])" office:value-type="string" office:string-value="8C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4])" office:value-type="string" office:string-value="8D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5])" office:value-type="string" office:string-value="8E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6])" office:value-type="string" office:string-value="8F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DEC2HEX([.G4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7])" office:value-type="string" office:string-value="90" calcext:value-type="string">
            <text:p>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ower – low byte</text:p>
          </table:table-cell>
          <table:table-cell office:value-type="float" office:value="64" calcext:value-type="float">
            <text:p>64</text:p>
          </table:table-cell>
          <table:table-cell table:formula="of:=HEX2DEC([.D47])" office:value-type="float" office:value="100" calcext:value-type="float">
            <text:p>100</text:p>
          </table:table-cell>
          <table:table-cell table:style-name="ce25" table:formula="of:=[.E48]*256+[.E47]" office:value-type="float" office:value="2148" calcext:value-type="float" table:number-columns-spanned="1" table:number-rows-spanned="2">
            <office:annotation draw:style-name="gr3" draw:text-style-name="P2" svg:width="1.1413in" svg:height="0.7083in" svg:x="8.5665in" svg:y="7.587in" draw:caption-point-x="-0.2402in" draw:caption-point-y="0.5945in">
              <dc:creator>AE</dc:creator>
              <dc:date>2020-10-27T00:00:00</dc:date>
              <text:p text:style-name="P1">Actual power gained from collectors</text:p>
            </office:annotation>
            <text:p>2148 W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4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8])" office:value-type="string" office:string-value="91" calcext:value-type="string">
            <text:p>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ower – high byte</text:p>
          </table:table-cell>
          <table:table-cell office:value-type="float" office:value="8" calcext:value-type="float">
            <text:p>8</text:p>
          </table:table-cell>
          <table:table-cell table:formula="of:=HEX2DEC([.D48])" office:value-type="float" office:value="8" calcext:value-type="float">
            <text:p>8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formula="of:=DEC2HEX([.G4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49])" office:value-type="string" office:string-value="92" calcext:value-type="string">
            <text:p>92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0</text:p>
          </table:table-cell>
          <table:table-cell table:formula="of:=HEX2DEC([.D49])" office:value-type="float" office:value="0" calcext:value-type="float">
            <text:p>0</text:p>
          </table:table-cell>
          <table:table-cell table:style-name="ce65" table:formula="of:=[.H50]*256+[.H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4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0])" office:value-type="string" office:string-value="93" calcext:value-type="string">
            <text:p>93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0</text:p>
          </table:table-cell>
          <table:table-cell table:formula="of:=HEX2DEC([.D50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5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1])" office:value-type="string" office:string-value="94" calcext:value-type="string">
            <text:p>9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1B</text:p>
          </table:table-cell>
          <table:table-cell table:formula="of:=HEX2DEC([.D51])" office:value-type="float" office:value="27" calcext:value-type="float">
            <text:p>27</text:p>
          </table:table-cell>
          <table:table-cell table:style-name="ce65" table:formula="of:=[.H52]*256+[.H51]" office:value-type="float" office:value="27" calcext:value-type="float">
            <text:p>27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DEC2HEX([.G51])" office:value-type="string" office:string-value="1B" calcext:value-type="string">
            <text:p>1B</text:p>
          </table:table-cell>
          <table:table-cell table:number-columns-repeated="3"/>
        </table:table-row>
        <table:table-row table:style-name="ro3">
          <table:table-cell table:formula="of:=DEC2HEX([.B52])" office:value-type="string" office:string-value="95" calcext:value-type="string">
            <text:p>9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0</text:p>
          </table:table-cell>
          <table:table-cell table:formula="of:=HEX2DEC([.D5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5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3])" office:value-type="string" office:string-value="96" calcext:value-type="string">
            <text:p>9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</text:p>
          </table:table-cell>
          <table:table-cell table:formula="of:=HEX2DEC([.D53])" office:value-type="float" office:value="0" calcext:value-type="float">
            <text:p>0</text:p>
          </table:table-cell>
          <table:table-cell table:style-name="ce65" table:formula="of:=[.H54]*256+[.H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5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4])" office:value-type="string" office:string-value="97" calcext:value-type="string">
            <text:p>9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0</text:p>
          </table:table-cell>
          <table:table-cell table:formula="of:=HEX2DEC([.D54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5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5])" office:value-type="string" office:string-value="98" calcext:value-type="string">
            <text:p>9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0</text:p>
          </table:table-cell>
          <table:table-cell table:formula="of:=HEX2DEC([.D55])" office:value-type="float" office:value="0" calcext:value-type="float">
            <text:p>0</text:p>
          </table:table-cell>
          <table:table-cell table:style-name="ce65" table:formula="of:=[.H56]*256+[.H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5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6])" office:value-type="string" office:string-value="99" calcext:value-type="string">
            <text:p>99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0</text:p>
          </table:table-cell>
          <table:table-cell table:formula="of:=HEX2DEC([.D56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5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7])" office:value-type="string" office:string-value="9A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51" office:value-type="string" calcext:value-type="string">
            <text:p>0</text:p>
          </table:table-cell>
          <table:table-cell table:formula="of:=HEX2DEC([.D57])" office:value-type="float" office:value="0" calcext:value-type="float">
            <text:p>0</text:p>
          </table:table-cell>
          <table:table-cell table:style-name="ce65" table:formula="of:=[.H58]*256+[.H57]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formula="of:=DEC2HEX([.G5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8])" office:value-type="string" office:string-value="9B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0</text:p>
          </table:table-cell>
          <table:table-cell table:formula="of:=HEX2DEC([.D58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5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59])" office:value-type="string" office:string-value="9C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0</text:p>
          </table:table-cell>
          <table:table-cell table:formula="of:=HEX2DEC([.D59])" office:value-type="float" office:value="0" calcext:value-type="float">
            <text:p>0</text:p>
          </table:table-cell>
          <table:table-cell table:style-name="ce65" table:formula="of:=[.H60]*256+[.H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5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0])" office:value-type="string" office:string-value="9D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0</text:p>
          </table:table-cell>
          <table:table-cell table:formula="of:=HEX2DEC([.D60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6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1])" office:value-type="string" office:string-value="9E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0</text:p>
          </table:table-cell>
          <table:table-cell table:formula="of:=HEX2DEC([.D61])" office:value-type="float" office:value="0" calcext:value-type="float">
            <text:p>0</text:p>
          </table:table-cell>
          <table:table-cell table:style-name="ce65" table:formula="of:=[.H62]*256+[.H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6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2])" office:value-type="string" office:string-value="9F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0</text:p>
          </table:table-cell>
          <table:table-cell table:formula="of:=HEX2DEC([.D6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6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3])" office:value-type="string" office:string-value="A0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0</text:p>
          </table:table-cell>
          <table:table-cell table:formula="of:=HEX2DEC([.D63])" office:value-type="float" office:value="0" calcext:value-type="float">
            <text:p>0</text:p>
          </table:table-cell>
          <table:table-cell table:style-name="ce65" table:formula="of:=[.H64]*256+[.H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6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4])" office:value-type="string" office:string-value="A1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0</text:p>
          </table:table-cell>
          <table:table-cell table:formula="of:=HEX2DEC([.D64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6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5])" office:value-type="string" office:string-value="A2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0</text:p>
          </table:table-cell>
          <table:table-cell table:formula="of:=HEX2DEC([.D65])" office:value-type="float" office:value="0" calcext:value-type="float">
            <text:p>0</text:p>
          </table:table-cell>
          <table:table-cell table:style-name="ce65" table:formula="of:=[.H66]*256+[.H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6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6])" office:value-type="string" office:string-value="A3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0</text:p>
          </table:table-cell>
          <table:table-cell table:formula="of:=HEX2DEC([.D66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6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7])" office:value-type="string" office:string-value="A4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0</text:p>
          </table:table-cell>
          <table:table-cell table:formula="of:=HEX2DEC([.D67])" office:value-type="float" office:value="0" calcext:value-type="float">
            <text:p>0</text:p>
          </table:table-cell>
          <table:table-cell table:style-name="ce65" table:formula="of:=[.H68]*256+[.H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6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8])" office:value-type="string" office:string-value="A5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0</text:p>
          </table:table-cell>
          <table:table-cell table:formula="of:=HEX2DEC([.D68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6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3">
          <table:table-cell table:formula="of:=DEC2HEX([.B69])" office:value-type="string" office:string-value="A6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B6</text:p>
          </table:table-cell>
          <table:table-cell table:formula="of:=HEX2DEC([.D69])" office:value-type="float" office:value="182" calcext:value-type="float">
            <text:p>182</text:p>
          </table:table-cell>
          <table:table-cell table:style-name="ce65" table:formula="of:=[.H70]*256+[.H69]" office:value-type="float" office:value="31087" calcext:value-type="float">
            <text:p>31087</text:p>
          </table:table-cell>
          <table:table-cell table:style-name="ce51" office:value-type="float" office:value="182" calcext:value-type="float">
            <text:p>182</text:p>
          </table:table-cell>
          <table:table-cell table:style-name="ce51" office:value-type="float" office:value="111" calcext:value-type="float">
            <text:p>111</text:p>
          </table:table-cell>
          <table:table-cell table:formula="of:=DEC2HEX([.G69])" office:value-type="string" office:string-value="B6" calcext:value-type="string">
            <text:p>B6</text:p>
          </table:table-cell>
          <table:table-cell table:formula="of:=DEC2HEX([.H69])" office:value-type="string" office:string-value="6F" calcext:value-type="string">
            <text:p>6F</text:p>
          </table:table-cell>
          <table:table-cell table:number-columns-repeated="2"/>
        </table:table-row>
        <table:table-row table:style-name="ro3">
          <table:table-cell table:formula="of:=DEC2HEX([.B70])" office:value-type="string" office:string-value="A7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78</text:p>
          </table:table-cell>
          <table:table-cell table:formula="of:=HEX2DEC([.D70])" office:value-type="float" office:value="120" calcext:value-type="float">
            <text:p>120</text:p>
          </table:table-cell>
          <table:table-cell table:style-name="ce65"/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121" calcext:value-type="float">
            <text:p>121</text:p>
          </table:table-cell>
          <table:table-cell table:formula="of:=DEC2HEX([.G70])" office:value-type="string" office:string-value="78" calcext:value-type="string">
            <text:p>78</text:p>
          </table:table-cell>
          <table:table-cell table:formula="of:=DEC2HEX([.H70])" office:value-type="string" office:string-value="79" calcext:value-type="string">
            <text:p>79</text:p>
          </table:table-cell>
          <table:table-cell table:number-columns-repeated="2"/>
        </table:table-row>
        <table:table-row table:style-name="ro3">
          <table:table-cell table:formula="of:=DEC2HEX([.B71])" office:value-type="string" office:string-value="A8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0</text:p>
          </table:table-cell>
          <table:table-cell table:formula="of:=HEX2DEC([.D71])" office:value-type="float" office:value="0" calcext:value-type="float">
            <text:p>0</text:p>
          </table:table-cell>
          <table:table-cell table:style-name="ce65" table:formula="of:=CONCATENATE(DEC2HEX([.G72]);DEC2HEX([.G71]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71])" office:value-type="string" office:string-value="0" calcext:value-type="string">
            <text:p>0</text:p>
          </table:table-cell>
          <table:table-cell table:formula="of:=DEC2HEX([.H7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72])" office:value-type="string" office:string-value="A9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0</text:p>
          </table:table-cell>
          <table:table-cell table:formula="of:=HEX2DEC([.D7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72])" office:value-type="string" office:string-value="0" calcext:value-type="string">
            <text:p>0</text:p>
          </table:table-cell>
          <table:table-cell table:formula="of:=DEC2HEX([.H7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73])" office:value-type="string" office:string-value="AA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elected schema</text:p>
          </table:table-cell>
          <table:table-cell office:value-type="string" calcext:value-type="string">
            <text:p>2</text:p>
          </table:table-cell>
          <table:table-cell table:formula="of:=HEX2DEC([.D73])" office:value-type="float" office:value="2" calcext:value-type="float">
            <text:p>2</text:p>
          </table:table-cell>
          <table:table-cell table:style-name="ce65" table:formula="of:=CONCATENATE(DEC2HEX([.G74]);DEC2HEX([.G73]))" office:value-type="string" office:string-value="02" calcext:value-type="string">
            <text:p>0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DEC2HEX([.G73])" office:value-type="string" office:string-value="2" calcext:value-type="string">
            <text:p>2</text:p>
          </table:table-cell>
          <table:table-cell table:formula="of:=DEC2HEX([.H73])" office:value-type="string" office:string-value="2" calcext:value-type="string">
            <text:p>2</text:p>
          </table:table-cell>
          <table:table-cell table:number-columns-repeated="2"/>
        </table:table-row>
        <table:table-row table:style-name="ro3">
          <table:table-cell table:formula="of:=DEC2HEX([.B74])" office:value-type="string" office:string-value="AB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0</text:p>
          </table:table-cell>
          <table:table-cell table:formula="of:=HEX2DEC([.D74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74])" office:value-type="string" office:string-value="0" calcext:value-type="string">
            <text:p>0</text:p>
          </table:table-cell>
          <table:table-cell table:formula="of:=DEC2HEX([.H7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75])" office:value-type="string" office:string-value="AC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A</text:p>
          </table:table-cell>
          <table:table-cell table:formula="of:=HEX2DEC([.D75])" office:value-type="float" office:value="10" calcext:value-type="float">
            <text:p>10</text:p>
          </table:table-cell>
          <table:table-cell table:style-name="ce65" table:formula="of:=CONCATENATE(DEC2HEX([.G76]);DEC2HEX([.G75]))" office:value-type="string" office:string-value="0A" calcext:value-type="string">
            <text:p>0A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DEC2HEX([.G75])" office:value-type="string" office:string-value="A" calcext:value-type="string">
            <text:p>A</text:p>
          </table:table-cell>
          <table:table-cell table:formula="of:=DEC2HEX([.H75]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3">
          <table:table-cell table:formula="of:=DEC2HEX([.B76])" office:value-type="string" office:string-value="AD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</text:p>
          </table:table-cell>
          <table:table-cell table:formula="of:=HEX2DEC([.D76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76])" office:value-type="string" office:string-value="0" calcext:value-type="string">
            <text:p>0</text:p>
          </table:table-cell>
          <table:table-cell table:formula="of:=DEC2HEX([.H7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77])" office:value-type="string" office:string-value="AE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A</text:p>
          </table:table-cell>
          <table:table-cell table:formula="of:=HEX2DEC([.D77])" office:value-type="float" office:value="10" calcext:value-type="float">
            <text:p>10</text:p>
          </table:table-cell>
          <table:table-cell table:style-name="ce65" table:formula="of:=CONCATENATE(DEC2HEX([.G78]);DEC2HEX([.G77]))" office:value-type="string" office:string-value="0A" calcext:value-type="string">
            <text:p>0A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DEC2HEX([.G77])" office:value-type="string" office:string-value="A" calcext:value-type="string">
            <text:p>A</text:p>
          </table:table-cell>
          <table:table-cell table:formula="of:=DEC2HEX([.H77]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3">
          <table:table-cell table:formula="of:=DEC2HEX([.B78])" office:value-type="string" office:string-value="AF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0</text:p>
          </table:table-cell>
          <table:table-cell table:formula="of:=HEX2DEC([.D78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78])" office:value-type="string" office:string-value="0" calcext:value-type="string">
            <text:p>0</text:p>
          </table:table-cell>
          <table:table-cell table:formula="of:=DEC2HEX([.H7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79])" office:value-type="string" office:string-value="B0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1</text:p>
          </table:table-cell>
          <table:table-cell table:formula="of:=HEX2DEC([.D79])" office:value-type="float" office:value="1" calcext:value-type="float">
            <text:p>1</text:p>
          </table:table-cell>
          <table:table-cell table:style-name="ce65" table:formula="of:=CONCATENATE(DEC2HEX([.G80]);DEC2HEX([.G79]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79])" office:value-type="string" office:string-value="1" calcext:value-type="string">
            <text:p>1</text:p>
          </table:table-cell>
          <table:table-cell table:formula="of:=DEC2HEX([.H79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80])" office:value-type="string" office:string-value="B1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0</text:p>
          </table:table-cell>
          <table:table-cell table:formula="of:=HEX2DEC([.D80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80])" office:value-type="string" office:string-value="0" calcext:value-type="string">
            <text:p>0</text:p>
          </table:table-cell>
          <table:table-cell table:formula="of:=DEC2HEX([.H8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81])" office:value-type="string" office:string-value="B2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1</text:p>
          </table:table-cell>
          <table:table-cell table:formula="of:=HEX2DEC([.D81])" office:value-type="float" office:value="1" calcext:value-type="float">
            <text:p>1</text:p>
          </table:table-cell>
          <table:table-cell table:style-name="ce65" table:formula="of:=CONCATENATE(DEC2HEX([.G82]);DEC2HEX([.G81]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81])" office:value-type="string" office:string-value="1" calcext:value-type="string">
            <text:p>1</text:p>
          </table:table-cell>
          <table:table-cell table:formula="of:=DEC2HEX([.H81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82])" office:value-type="string" office:string-value="B3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0</text:p>
          </table:table-cell>
          <table:table-cell table:formula="of:=HEX2DEC([.D82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82])" office:value-type="string" office:string-value="0" calcext:value-type="string">
            <text:p>0</text:p>
          </table:table-cell>
          <table:table-cell table:formula="of:=DEC2HEX([.H8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83])" office:value-type="string" office:string-value="B4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9</text:p>
          </table:table-cell>
          <table:table-cell table:formula="of:=HEX2DEC([.D83])" office:value-type="float" office:value="9" calcext:value-type="float">
            <text:p>9</text:p>
          </table:table-cell>
          <table:table-cell table:style-name="ce65" table:formula="of:=CONCATENATE(DEC2HEX([.G84]);DEC2HEX([.G83]))" office:value-type="string" office:string-value="09" calcext:value-type="string">
            <text:p>0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DEC2HEX([.G83])" office:value-type="string" office:string-value="9" calcext:value-type="string">
            <text:p>9</text:p>
          </table:table-cell>
          <table:table-cell table:formula="of:=DEC2HEX([.H83])" office:value-type="string" office:string-value="9" calcext:value-type="string">
            <text:p>9</text:p>
          </table:table-cell>
          <table:table-cell table:number-columns-repeated="2"/>
        </table:table-row>
        <table:table-row table:style-name="ro3">
          <table:table-cell table:formula="of:=DEC2HEX([.B84])" office:value-type="string" office:string-value="B5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0</text:p>
          </table:table-cell>
          <table:table-cell table:formula="of:=HEX2DEC([.D84])" office:value-type="float" office:value="0" calcext:value-type="float">
            <text:p>0</text:p>
          </table:table-cell>
          <table:table-cell table:style-name="ce65"/>
          <table:table-cell table:number-columns-repeated="2" office:value-type="float" office:value="0" calcext:value-type="float">
            <text:p>0</text:p>
          </table:table-cell>
          <table:table-cell table:formula="of:=DEC2HEX([.G84])" office:value-type="string" office:string-value="0" calcext:value-type="string">
            <text:p>0</text:p>
          </table:table-cell>
          <table:table-cell table:formula="of:=DEC2HEX([.H8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85])" office:value-type="string" office:string-value="B6" calcext:value-type="string">
            <text:p>B6</text:p>
          </table:table-cell>
          <table:table-cell table:style-name="ce57" office:value-type="float" office:value="182" calcext:value-type="float">
            <text:p>182</text:p>
          </table:table-cell>
          <table:table-cell table:style-name="ce59" office:value-type="string" calcext:value-type="string">
            <text:p>Fluid freeze Temperature (low byte)</text:p>
          </table:table-cell>
          <table:table-cell table:style-name="ce59" office:value-type="string" calcext:value-type="string">
            <text:p>E7</text:p>
          </table:table-cell>
          <table:table-cell table:formula="of:=HEX2DEC([.D85])" office:value-type="float" office:value="231" calcext:value-type="float">
            <text:p>231</text:p>
          </table:table-cell>
          <table:table-cell table:style-name="ce66" table:formula="of:=(CONCATENATE(([.D86]);([.D85])))" office:value-type="string" office:string-value="FFE7" calcext:value-type="string">
            <text:p>FFE7</text:p>
          </table:table-cell>
          <table:table-cell table:style-name="ce51" office:value-type="float" office:value="231" calcext:value-type="float">
            <text:p>231</text:p>
          </table:table-cell>
          <table:table-cell table:style-name="ce51" office:value-type="float" office:value="226" calcext:value-type="float">
            <text:p>226</text:p>
          </table:table-cell>
          <table:table-cell table:formula="of:=DEC2HEX([.G85])" office:value-type="string" office:string-value="E7" calcext:value-type="string">
            <text:p>E7</text:p>
          </table:table-cell>
          <table:table-cell table:formula="of:=DEC2HEX([.H85])" office:value-type="string" office:string-value="E2" calcext:value-type="string">
            <text:p>E2</text:p>
          </table:table-cell>
          <table:table-cell table:formula="of:=CONCATENATE([.I86];[.I85])" office:value-type="string" office:string-value="FFE7" calcext:value-type="string">
            <text:p>FFE7</text:p>
          </table:table-cell>
          <table:table-cell table:formula="of:=HEX2DEC([.K85])" office:value-type="float" office:value="65511" calcext:value-type="float">
            <text:p>65511</text:p>
          </table:table-cell>
        </table:table-row>
        <table:table-row table:style-name="ro4">
          <table:table-cell table:formula="of:=DEC2HEX([.B86])" office:value-type="string" office:string-value="B7" calcext:value-type="string">
            <text:p>B7</text:p>
          </table:table-cell>
          <table:table-cell table:style-name="ce58" office:value-type="float" office:value="183" calcext:value-type="float">
            <text:p>183</text:p>
          </table:table-cell>
          <table:table-cell table:style-name="ce59" office:value-type="string" calcext:value-type="string">
            <text:p><text:span text:style-name="T2">Fluid freeze Temperature </text:span>(high byte)</text:p>
          </table:table-cell>
          <table:table-cell table:style-name="ce60" office:value-type="string" calcext:value-type="string">
            <text:p>FF</text:p>
          </table:table-cell>
          <table:table-cell table:formula="of:=HEX2DEC([.D86])" office:value-type="float" office:value="255" calcext:value-type="float">
            <text:p>255</text:p>
          </table:table-cell>
          <table:table-cell table:style-name="ce67" table:formula="of:=IF(HEX2DEC([.F85])&gt;32768;HEX2DEC([.F85])-65536;HEX2DEC([.F85]))" office:value-type="float" office:value="-25" calcext:value-type="float">
            <text:p>-25</text:p>
          </table:table-cell>
          <table:table-cell table:number-columns-repeated="2" table:style-name="ce51" office:value-type="float" office:value="255" calcext:value-type="float">
            <text:p>255</text:p>
          </table:table-cell>
          <table:table-cell table:formula="of:=DEC2HEX([.G86])" office:value-type="string" office:string-value="FF" calcext:value-type="string">
            <text:p>FF</text:p>
          </table:table-cell>
          <table:table-cell table:formula="of:=DEC2HEX([.H86]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3">
          <table:table-cell table:formula="of:=DEC2HEX([.B87])" office:value-type="string" office:string-value="B8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19</text:p>
          </table:table-cell>
          <table:table-cell table:formula="of:=HEX2DEC([.D87])" office:value-type="float" office:value="25" calcext:value-type="float">
            <text:p>25</text:p>
          </table:table-cell>
          <table:table-cell table:style-name="ce66" table:formula="of:=(CONCATENATE(([.D88]);([.D87])))" office:value-type="string" office:string-value="019" calcext:value-type="string">
            <text:p>01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DEC2HEX([.G87])" office:value-type="string" office:string-value="19" calcext:value-type="string">
            <text:p>19</text:p>
          </table:table-cell>
          <table:table-cell table:formula="of:=DEC2HEX([.H87])" office:value-type="string" office:string-value="19" calcext:value-type="string">
            <text:p>19</text:p>
          </table:table-cell>
          <table:table-cell table:number-columns-repeated="2"/>
        </table:table-row>
        <table:table-row table:style-name="ro3">
          <table:table-cell table:formula="of:=DEC2HEX([.B88])" office:value-type="string" office:string-value="B9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0</text:p>
          </table:table-cell>
          <table:table-cell table:formula="of:=HEX2DEC([.D88])" office:value-type="float" office:value="0" calcext:value-type="float">
            <text:p>0</text:p>
          </table:table-cell>
          <table:table-cell table:style-name="ce67" table:formula="of:=IF(HEX2DEC([.F87])&gt;32768;HEX2DEC([.F87])-65536;HEX2DEC([.F87]))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88])" office:value-type="string" office:string-value="0" calcext:value-type="string">
            <text:p>0</text:p>
          </table:table-cell>
          <table:table-cell table:formula="of:=DEC2HEX([.H8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89])" office:value-type="string" office:string-value="BA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32</text:p>
          </table:table-cell>
          <table:table-cell table:formula="of:=HEX2DEC([.D89])" office:value-type="float" office:value="50" calcext:value-type="float">
            <text:p>50</text:p>
          </table:table-cell>
          <table:table-cell table:style-name="ce66" table:formula="of:=(CONCATENATE(([.D90]);([.D89])))" office:value-type="string" office:string-value="032" calcext:value-type="string">
            <text:p>03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DEC2HEX([.G89])" office:value-type="string" office:string-value="32" calcext:value-type="string">
            <text:p>32</text:p>
          </table:table-cell>
          <table:table-cell table:formula="of:=DEC2HEX([.H89]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3">
          <table:table-cell table:formula="of:=DEC2HEX([.B90])" office:value-type="string" office:string-value="BB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0</text:p>
          </table:table-cell>
          <table:table-cell table:formula="of:=HEX2DEC([.D90])" office:value-type="float" office:value="0" calcext:value-type="float">
            <text:p>0</text:p>
          </table:table-cell>
          <table:table-cell table:style-name="ce67" table:formula="of:=IF(HEX2DEC([.F89])&gt;32768;HEX2DEC([.F89])-65536;HEX2DEC([.F89])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0])" office:value-type="string" office:string-value="0" calcext:value-type="string">
            <text:p>0</text:p>
          </table:table-cell>
          <table:table-cell table:formula="of:=DEC2HEX([.H9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1])" office:value-type="string" office:string-value="BC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1</text:p>
          </table:table-cell>
          <table:table-cell table:formula="of:=HEX2DEC([.D91])" office:value-type="float" office:value="1" calcext:value-type="float">
            <text:p>1</text:p>
          </table:table-cell>
          <table:table-cell table:style-name="ce66" table:formula="of:=(CONCATENATE(([.D92]);([.D91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91])" office:value-type="string" office:string-value="1" calcext:value-type="string">
            <text:p>1</text:p>
          </table:table-cell>
          <table:table-cell table:formula="of:=DEC2HEX([.H91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92])" office:value-type="string" office:string-value="BD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0</text:p>
          </table:table-cell>
          <table:table-cell table:formula="of:=HEX2DEC([.D92])" office:value-type="float" office:value="0" calcext:value-type="float">
            <text:p>0</text:p>
          </table:table-cell>
          <table:table-cell table:style-name="ce67" table:formula="of:=IF(HEX2DEC([.F91])&gt;32768;HEX2DEC([.F91])-65536;HEX2DEC([.F91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2])" office:value-type="string" office:string-value="0" calcext:value-type="string">
            <text:p>0</text:p>
          </table:table-cell>
          <table:table-cell table:formula="of:=DEC2HEX([.H9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3])" office:value-type="string" office:string-value="BE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64</text:p>
          </table:table-cell>
          <table:table-cell table:formula="of:=HEX2DEC([.D93])" office:value-type="float" office:value="100" calcext:value-type="float">
            <text:p>100</text:p>
          </table:table-cell>
          <table:table-cell table:style-name="ce66" table:formula="of:=(CONCATENATE(([.D94]);([.D93])))" office:value-type="string" office:string-value="064" calcext:value-type="string">
            <text:p>06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DEC2HEX([.G93])" office:value-type="string" office:string-value="64" calcext:value-type="string">
            <text:p>64</text:p>
          </table:table-cell>
          <table:table-cell table:formula="of:=DEC2HEX([.H93])" office:value-type="string" office:string-value="64" calcext:value-type="string">
            <text:p>64</text:p>
          </table:table-cell>
          <table:table-cell table:number-columns-repeated="2"/>
        </table:table-row>
        <table:table-row table:style-name="ro3">
          <table:table-cell table:formula="of:=DEC2HEX([.B94])" office:value-type="string" office:string-value="BF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0</text:p>
          </table:table-cell>
          <table:table-cell table:formula="of:=HEX2DEC([.D94])" office:value-type="float" office:value="0" calcext:value-type="float">
            <text:p>0</text:p>
          </table:table-cell>
          <table:table-cell table:style-name="ce67" table:formula="of:=IF(HEX2DEC([.F93])&gt;32768;HEX2DEC([.F93])-65536;HEX2DEC([.F93]))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4])" office:value-type="string" office:string-value="0" calcext:value-type="string">
            <text:p>0</text:p>
          </table:table-cell>
          <table:table-cell table:formula="of:=DEC2HEX([.H9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5])" office:value-type="string" office:string-value="C0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0</text:p>
          </table:table-cell>
          <table:table-cell table:formula="of:=HEX2DEC([.D95])" office:value-type="float" office:value="0" calcext:value-type="float">
            <text:p>0</text:p>
          </table:table-cell>
          <table:table-cell table:style-name="ce66" table:formula="of:=(CONCATENATE(([.D96]);([.D95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5])" office:value-type="string" office:string-value="0" calcext:value-type="string">
            <text:p>0</text:p>
          </table:table-cell>
          <table:table-cell table:formula="of:=DEC2HEX([.H9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6])" office:value-type="string" office:string-value="C1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0</text:p>
          </table:table-cell>
          <table:table-cell table:formula="of:=HEX2DEC([.D96])" office:value-type="float" office:value="0" calcext:value-type="float">
            <text:p>0</text:p>
          </table:table-cell>
          <table:table-cell table:style-name="ce67" table:formula="of:=IF(HEX2DEC([.F95])&gt;32768;HEX2DEC([.F95])-65536;HEX2DEC([.F9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6])" office:value-type="string" office:string-value="0" calcext:value-type="string">
            <text:p>0</text:p>
          </table:table-cell>
          <table:table-cell table:formula="of:=DEC2HEX([.H9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7])" office:value-type="string" office:string-value="C2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1</text:p>
          </table:table-cell>
          <table:table-cell table:formula="of:=HEX2DEC([.D97])" office:value-type="float" office:value="1" calcext:value-type="float">
            <text:p>1</text:p>
          </table:table-cell>
          <table:table-cell table:style-name="ce66" table:formula="of:=(CONCATENATE(([.D98]);([.D97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97])" office:value-type="string" office:string-value="1" calcext:value-type="string">
            <text:p>1</text:p>
          </table:table-cell>
          <table:table-cell table:formula="of:=DEC2HEX([.H97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98])" office:value-type="string" office:string-value="C3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0</text:p>
          </table:table-cell>
          <table:table-cell table:formula="of:=HEX2DEC([.D98])" office:value-type="float" office:value="0" calcext:value-type="float">
            <text:p>0</text:p>
          </table:table-cell>
          <table:table-cell table:style-name="ce67" table:formula="of:=IF(HEX2DEC([.F97])&gt;32768;HEX2DEC([.F97])-65536;HEX2DEC([.F97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98])" office:value-type="string" office:string-value="0" calcext:value-type="string">
            <text:p>0</text:p>
          </table:table-cell>
          <table:table-cell table:formula="of:=DEC2HEX([.H9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99])" office:value-type="string" office:string-value="C4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6</text:p>
          </table:table-cell>
          <table:table-cell table:formula="of:=HEX2DEC([.D99])" office:value-type="float" office:value="6" calcext:value-type="float">
            <text:p>6</text:p>
          </table:table-cell>
          <table:table-cell table:style-name="ce66" table:formula="of:=(CONCATENATE(([.D100]);([.D99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G99])" office:value-type="string" office:string-value="6" calcext:value-type="string">
            <text:p>6</text:p>
          </table:table-cell>
          <table:table-cell table:formula="of:=DEC2HEX([.H99])" office:value-type="string" office:string-value="6" calcext:value-type="string">
            <text:p>6</text:p>
          </table:table-cell>
          <table:table-cell table:number-columns-repeated="2"/>
        </table:table-row>
        <table:table-row table:style-name="ro3">
          <table:table-cell table:formula="of:=DEC2HEX([.B100])" office:value-type="string" office:string-value="C5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0</text:p>
          </table:table-cell>
          <table:table-cell table:formula="of:=HEX2DEC([.D100])" office:value-type="float" office:value="0" calcext:value-type="float">
            <text:p>0</text:p>
          </table:table-cell>
          <table:table-cell table:style-name="ce67" table:formula="of:=IF(HEX2DEC([.F99])&gt;32768;HEX2DEC([.F99])-65536;HEX2DEC([.F99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0])" office:value-type="string" office:string-value="0" calcext:value-type="string">
            <text:p>0</text:p>
          </table:table-cell>
          <table:table-cell table:formula="of:=DEC2HEX([.H10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01])" office:value-type="string" office:string-value="C6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11</text:p>
          </table:table-cell>
          <table:table-cell table:formula="of:=HEX2DEC([.D101])" office:value-type="float" office:value="17" calcext:value-type="float">
            <text:p>17</text:p>
          </table:table-cell>
          <table:table-cell table:style-name="ce66" table:formula="of:=(CONCATENATE(([.D102]);([.D101])))" office:value-type="string" office:string-value="011" calcext:value-type="string">
            <text:p>01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DEC2HEX([.G101])" office:value-type="string" office:string-value="11" calcext:value-type="string">
            <text:p>11</text:p>
          </table:table-cell>
          <table:table-cell table:formula="of:=DEC2HEX([.H101])" office:value-type="string" office:string-value="11" calcext:value-type="string">
            <text:p>11</text:p>
          </table:table-cell>
          <table:table-cell table:number-columns-repeated="2"/>
        </table:table-row>
        <table:table-row table:style-name="ro3">
          <table:table-cell table:formula="of:=DEC2HEX([.B102])" office:value-type="string" office:string-value="C7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0</text:p>
          </table:table-cell>
          <table:table-cell table:formula="of:=HEX2DEC([.D102])" office:value-type="float" office:value="0" calcext:value-type="float">
            <text:p>0</text:p>
          </table:table-cell>
          <table:table-cell table:style-name="ce67" table:formula="of:=IF(HEX2DEC([.F101])&gt;32768;HEX2DEC([.F101])-65536;HEX2DEC([.F101])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2])" office:value-type="string" office:string-value="0" calcext:value-type="string">
            <text:p>0</text:p>
          </table:table-cell>
          <table:table-cell table:formula="of:=DEC2HEX([.H10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03])" office:value-type="string" office:string-value="C8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1</text:p>
          </table:table-cell>
          <table:table-cell table:formula="of:=HEX2DEC([.D103])" office:value-type="float" office:value="1" calcext:value-type="float">
            <text:p>1</text:p>
          </table:table-cell>
          <table:table-cell table:style-name="ce66" table:formula="of:=(CONCATENATE(([.D104]);([.D103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103])" office:value-type="string" office:string-value="1" calcext:value-type="string">
            <text:p>1</text:p>
          </table:table-cell>
          <table:table-cell table:formula="of:=DEC2HEX([.H103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104])" office:value-type="string" office:string-value="C9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0</text:p>
          </table:table-cell>
          <table:table-cell table:formula="of:=HEX2DEC([.D104])" office:value-type="float" office:value="0" calcext:value-type="float">
            <text:p>0</text:p>
          </table:table-cell>
          <table:table-cell table:style-name="ce67" table:formula="of:=IF(HEX2DEC([.F103])&gt;32768;HEX2DEC([.F103])-65536;HEX2DEC([.F103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4])" office:value-type="string" office:string-value="0" calcext:value-type="string">
            <text:p>0</text:p>
          </table:table-cell>
          <table:table-cell table:formula="of:=DEC2HEX([.H10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05])" office:value-type="string" office:string-value="CA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6</text:p>
          </table:table-cell>
          <table:table-cell table:formula="of:=HEX2DEC([.D105])" office:value-type="float" office:value="6" calcext:value-type="float">
            <text:p>6</text:p>
          </table:table-cell>
          <table:table-cell table:style-name="ce66" table:formula="of:=(CONCATENATE(([.D106]);([.D105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G105])" office:value-type="string" office:string-value="6" calcext:value-type="string">
            <text:p>6</text:p>
          </table:table-cell>
          <table:table-cell table:formula="of:=DEC2HEX([.H105])" office:value-type="string" office:string-value="6" calcext:value-type="string">
            <text:p>6</text:p>
          </table:table-cell>
          <table:table-cell table:number-columns-repeated="2"/>
        </table:table-row>
        <table:table-row table:style-name="ro3">
          <table:table-cell table:formula="of:=DEC2HEX([.B106])" office:value-type="string" office:string-value="CB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0</text:p>
          </table:table-cell>
          <table:table-cell table:formula="of:=HEX2DEC([.D106])" office:value-type="float" office:value="0" calcext:value-type="float">
            <text:p>0</text:p>
          </table:table-cell>
          <table:table-cell table:style-name="ce67" table:formula="of:=IF(HEX2DEC([.F105])&gt;32768;HEX2DEC([.F105])-65536;HEX2DEC([.F105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6])" office:value-type="string" office:string-value="0" calcext:value-type="string">
            <text:p>0</text:p>
          </table:table-cell>
          <table:table-cell table:formula="of:=DEC2HEX([.H10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07]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11</text:p>
          </table:table-cell>
          <table:table-cell table:formula="of:=HEX2DEC([.D107])" office:value-type="float" office:value="17" calcext:value-type="float">
            <text:p>17</text:p>
          </table:table-cell>
          <table:table-cell table:style-name="ce66" table:formula="of:=(CONCATENATE(([.D108]);([.D107])))" office:value-type="string" office:string-value="011" calcext:value-type="string">
            <text:p>011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DEC2HEX([.G107])" office:value-type="string" office:string-value="11" calcext:value-type="string">
            <text:p>11</text:p>
          </table:table-cell>
          <table:table-cell table:formula="of:=DEC2HEX([.H107])" office:value-type="string" office:string-value="11" calcext:value-type="string">
            <text:p>11</text:p>
          </table:table-cell>
          <table:table-cell table:number-columns-repeated="2"/>
        </table:table-row>
        <table:table-row table:style-name="ro3">
          <table:table-cell table:formula="of:=DEC2HEX([.B108])" office:value-type="string" office:string-value="CD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0</text:p>
          </table:table-cell>
          <table:table-cell table:formula="of:=HEX2DEC([.D108])" office:value-type="float" office:value="0" calcext:value-type="float">
            <text:p>0</text:p>
          </table:table-cell>
          <table:table-cell table:style-name="ce67" table:formula="of:=IF(HEX2DEC([.F107])&gt;32768;HEX2DEC([.F107])-65536;HEX2DEC([.F107])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8])" office:value-type="string" office:string-value="0" calcext:value-type="string">
            <text:p>0</text:p>
          </table:table-cell>
          <table:table-cell table:formula="of:=DEC2HEX([.H10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09])" office:value-type="string" office:string-value="CE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0</text:p>
          </table:table-cell>
          <table:table-cell table:formula="of:=HEX2DEC([.D109])" office:value-type="float" office:value="0" calcext:value-type="float">
            <text:p>0</text:p>
          </table:table-cell>
          <table:table-cell table:style-name="ce66" table:formula="of:=(CONCATENATE(([.D110]);([.D109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09])" office:value-type="string" office:string-value="0" calcext:value-type="string">
            <text:p>0</text:p>
          </table:table-cell>
          <table:table-cell table:formula="of:=DEC2HEX([.H10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10])" office:value-type="string" office:string-value="CF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0</text:p>
          </table:table-cell>
          <table:table-cell table:formula="of:=HEX2DEC([.D110])" office:value-type="float" office:value="0" calcext:value-type="float">
            <text:p>0</text:p>
          </table:table-cell>
          <table:table-cell table:style-name="ce67" table:formula="of:=IF(HEX2DEC([.F109])&gt;32768;HEX2DEC([.F109])-65536;HEX2DEC([.F10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0])" office:value-type="string" office:string-value="0" calcext:value-type="string">
            <text:p>0</text:p>
          </table:table-cell>
          <table:table-cell table:formula="of:=DEC2HEX([.H11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5">
          <table:table-cell table:formula="of:=DEC2HEX([.B111])" office:value-type="string" office:string-value="D0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arameters</text:p>
            <text:p>T1&amp;T2 difference for collector pump on</text:p>
          </table:table-cell>
          <table:table-cell office:value-type="string" calcext:value-type="string">
            <text:p>6</text:p>
          </table:table-cell>
          <table:table-cell table:formula="of:=HEX2DEC([.D111])" office:value-type="float" office:value="6" calcext:value-type="float">
            <text:p>6</text:p>
          </table:table-cell>
          <table:table-cell table:style-name="ce66" table:formula="of:=(CONCATENATE(([.D112]);([.D111])))" office:value-type="string" office:string-value="06" calcext:value-type="string">
            <text:p>0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formula="of:=DEC2HEX([.G111])" office:value-type="string" office:string-value="6" calcext:value-type="string">
            <text:p>6</text:p>
          </table:table-cell>
          <table:table-cell table:formula="of:=DEC2HEX([.H111])" office:value-type="string" office:string-value="8" calcext:value-type="string">
            <text:p>8</text:p>
          </table:table-cell>
          <table:table-cell table:number-columns-repeated="2"/>
        </table:table-row>
        <table:table-row table:style-name="ro3">
          <table:table-cell table:formula="of:=DEC2HEX([.B112])" office:value-type="string" office:string-value="D1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0</text:p>
          </table:table-cell>
          <table:table-cell table:formula="of:=HEX2DEC([.D112])" office:value-type="float" office:value="0" calcext:value-type="float">
            <text:p>0</text:p>
          </table:table-cell>
          <table:table-cell table:style-name="ce67" table:formula="of:=IF(HEX2DEC([.F111])&gt;32768;HEX2DEC([.F111])-65536;HEX2DEC([.F111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2])" office:value-type="string" office:string-value="0" calcext:value-type="string">
            <text:p>0</text:p>
          </table:table-cell>
          <table:table-cell table:formula="of:=DEC2HEX([.H11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13])" office:value-type="string" office:string-value="D2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5</text:p>
          </table:table-cell>
          <table:table-cell table:formula="of:=HEX2DEC([.D113])" office:value-type="float" office:value="5" calcext:value-type="float">
            <text:p>5</text:p>
          </table:table-cell>
          <table:table-cell table:style-name="ce66" table:formula="of:=(CONCATENATE(([.D114]);([.D113])))" office:value-type="string" office:string-value="05" calcext:value-type="string">
            <text:p>0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DEC2HEX([.G113])" office:value-type="string" office:string-value="5" calcext:value-type="string">
            <text:p>5</text:p>
          </table:table-cell>
          <table:table-cell table:formula="of:=DEC2HEX([.H113])" office:value-type="string" office:string-value="5" calcext:value-type="string">
            <text:p>5</text:p>
          </table:table-cell>
          <table:table-cell table:number-columns-repeated="2"/>
        </table:table-row>
        <table:table-row table:style-name="ro3">
          <table:table-cell table:formula="of:=DEC2HEX([.B114])" office:value-type="string" office:string-value="D3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0</text:p>
          </table:table-cell>
          <table:table-cell table:formula="of:=HEX2DEC([.D114])" office:value-type="float" office:value="0" calcext:value-type="float">
            <text:p>0</text:p>
          </table:table-cell>
          <table:table-cell table:style-name="ce67" table:formula="of:=IF(HEX2DEC([.F113])&gt;32768;HEX2DEC([.F113])-65536;HEX2DEC([.F113])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4])" office:value-type="string" office:string-value="0" calcext:value-type="string">
            <text:p>0</text:p>
          </table:table-cell>
          <table:table-cell table:formula="of:=DEC2HEX([.H11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5">
          <table:table-cell table:formula="of:=DEC2HEX([.B115])" office:value-type="string" office:string-value="D4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Parameters</text:p>
            <text:p>Max T2 for collector pump OFF</text:p>
          </table:table-cell>
          <table:table-cell office:value-type="string" calcext:value-type="string">
            <text:p>55</text:p>
          </table:table-cell>
          <table:table-cell table:formula="of:=HEX2DEC([.D115])" office:value-type="float" office:value="85" calcext:value-type="float">
            <text:p>85</text:p>
          </table:table-cell>
          <table:table-cell table:style-name="ce66" table:formula="of:=(CONCATENATE(([.D116]);([.D115])))" office:value-type="string" office:string-value="055" calcext:value-type="string">
            <text:p>055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84" calcext:value-type="float">
            <text:p>84</text:p>
          </table:table-cell>
          <table:table-cell table:formula="of:=DEC2HEX([.G115])" office:value-type="string" office:string-value="55" calcext:value-type="string">
            <text:p>55</text:p>
          </table:table-cell>
          <table:table-cell table:formula="of:=DEC2HEX([.H115])" office:value-type="string" office:string-value="54" calcext:value-type="string">
            <text:p>54</text:p>
          </table:table-cell>
          <table:table-cell table:number-columns-repeated="2"/>
        </table:table-row>
        <table:table-row table:style-name="ro3">
          <table:table-cell table:formula="of:=DEC2HEX([.B116])" office:value-type="string" office:string-value="D5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0</text:p>
          </table:table-cell>
          <table:table-cell table:formula="of:=HEX2DEC([.D116])" office:value-type="float" office:value="0" calcext:value-type="float">
            <text:p>0</text:p>
          </table:table-cell>
          <table:table-cell table:style-name="ce67" table:formula="of:=IF(HEX2DEC([.F115])&gt;32768;HEX2DEC([.F115])-65536;HEX2DEC([.F115]))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6])" office:value-type="string" office:string-value="0" calcext:value-type="string">
            <text:p>0</text:p>
          </table:table-cell>
          <table:table-cell table:formula="of:=DEC2HEX([.H11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17])" office:value-type="string" office:string-value="D6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29</text:p>
          </table:table-cell>
          <table:table-cell table:formula="of:=HEX2DEC([.D117])" office:value-type="float" office:value="41" calcext:value-type="float">
            <text:p>41</text:p>
          </table:table-cell>
          <table:table-cell table:style-name="ce66" table:formula="of:=(CONCATENATE(([.D118]);([.D117])))" office:value-type="string" office:string-value="029" calcext:value-type="string">
            <text:p>029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DEC2HEX([.G117])" office:value-type="string" office:string-value="29" calcext:value-type="string">
            <text:p>29</text:p>
          </table:table-cell>
          <table:table-cell table:formula="of:=DEC2HEX([.H117]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3">
          <table:table-cell table:formula="of:=DEC2HEX([.B118])" office:value-type="string" office:string-value="D7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0</text:p>
          </table:table-cell>
          <table:table-cell table:formula="of:=HEX2DEC([.D118])" office:value-type="float" office:value="0" calcext:value-type="float">
            <text:p>0</text:p>
          </table:table-cell>
          <table:table-cell table:style-name="ce67" table:formula="of:=IF(HEX2DEC([.F117])&gt;32768;HEX2DEC([.F117])-65536;HEX2DEC([.F117]))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8])" office:value-type="string" office:string-value="0" calcext:value-type="string">
            <text:p>0</text:p>
          </table:table-cell>
          <table:table-cell table:formula="of:=DEC2HEX([.H11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19])" office:value-type="string" office:string-value="D8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0</text:p>
          </table:table-cell>
          <table:table-cell table:formula="of:=HEX2DEC([.D119])" office:value-type="float" office:value="0" calcext:value-type="float">
            <text:p>0</text:p>
          </table:table-cell>
          <table:table-cell table:style-name="ce66" table:formula="of:=(CONCATENATE(([.D120]);([.D119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19])" office:value-type="string" office:string-value="0" calcext:value-type="string">
            <text:p>0</text:p>
          </table:table-cell>
          <table:table-cell table:formula="of:=DEC2HEX([.H11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0])" office:value-type="string" office:string-value="D9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0</text:p>
          </table:table-cell>
          <table:table-cell table:formula="of:=HEX2DEC([.D120])" office:value-type="float" office:value="0" calcext:value-type="float">
            <text:p>0</text:p>
          </table:table-cell>
          <table:table-cell table:style-name="ce67" table:formula="of:=IF(HEX2DEC([.F119])&gt;32768;HEX2DEC([.F119])-65536;HEX2DEC([.F11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20])" office:value-type="string" office:string-value="0" calcext:value-type="string">
            <text:p>0</text:p>
          </table:table-cell>
          <table:table-cell table:formula="of:=DEC2HEX([.H12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1])" office:value-type="string" office:string-value="DA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32</text:p>
          </table:table-cell>
          <table:table-cell table:formula="of:=HEX2DEC([.D121])" office:value-type="float" office:value="50" calcext:value-type="float">
            <text:p>50</text:p>
          </table:table-cell>
          <table:table-cell table:style-name="ce66" table:formula="of:=(CONCATENATE(([.D122]);([.D121])))" office:value-type="string" office:string-value="032" calcext:value-type="string">
            <text:p>032</text:p>
          </table:table-cell>
          <table:table-cell table:number-columns-repeated="2" table:style-name="ce52" office:value-type="float" office:value="50" calcext:value-type="float">
            <text:p>50</text:p>
          </table:table-cell>
          <table:table-cell table:formula="of:=DEC2HEX([.G121])" office:value-type="string" office:string-value="32" calcext:value-type="string">
            <text:p>32</text:p>
          </table:table-cell>
          <table:table-cell table:formula="of:=DEC2HEX([.H121]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3">
          <table:table-cell table:formula="of:=DEC2HEX([.B122])" office:value-type="string" office:string-value="DB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0</text:p>
          </table:table-cell>
          <table:table-cell table:formula="of:=HEX2DEC([.D122])" office:value-type="float" office:value="0" calcext:value-type="float">
            <text:p>0</text:p>
          </table:table-cell>
          <table:table-cell table:style-name="ce67" table:formula="of:=IF(HEX2DEC([.F121])&gt;32768;HEX2DEC([.F121])-65536;HEX2DEC([.F121]))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22])" office:value-type="string" office:string-value="0" calcext:value-type="string">
            <text:p>0</text:p>
          </table:table-cell>
          <table:table-cell table:formula="of:=DEC2HEX([.H12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3])" office:value-type="string" office:string-value="DC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4B</text:p>
          </table:table-cell>
          <table:table-cell table:formula="of:=HEX2DEC([.D123])" office:value-type="float" office:value="75" calcext:value-type="float">
            <text:p>75</text:p>
          </table:table-cell>
          <table:table-cell table:style-name="ce66" table:formula="of:=(CONCATENATE(([.D124]);([.D123])))" office:value-type="string" office:string-value="04B" calcext:value-type="string">
            <text:p>04B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DEC2HEX([.G123])" office:value-type="string" office:string-value="4B" calcext:value-type="string">
            <text:p>4B</text:p>
          </table:table-cell>
          <table:table-cell table:formula="of:=DEC2HEX([.H123])" office:value-type="string" office:string-value="4B" calcext:value-type="string">
            <text:p>4B</text:p>
          </table:table-cell>
          <table:table-cell table:number-columns-repeated="2"/>
        </table:table-row>
        <table:table-row table:style-name="ro3">
          <table:table-cell table:formula="of:=DEC2HEX([.B124])" office:value-type="string" office:string-value="DD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0</text:p>
          </table:table-cell>
          <table:table-cell table:formula="of:=HEX2DEC([.D124])" office:value-type="float" office:value="0" calcext:value-type="float">
            <text:p>0</text:p>
          </table:table-cell>
          <table:table-cell table:style-name="ce67" table:formula="of:=IF(HEX2DEC([.F123])&gt;32768;HEX2DEC([.F123])-65536;HEX2DEC([.F123]))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24])" office:value-type="string" office:string-value="0" calcext:value-type="string">
            <text:p>0</text:p>
          </table:table-cell>
          <table:table-cell table:formula="of:=DEC2HEX([.H12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6">
          <table:table-cell table:formula="of:=DEC2HEX([.B125])" office:value-type="string" office:string-value="DE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pan text:style-name="T2">Ovladanie parametrov</text:span></text:p>
            <text:p><text:span text:style-name="T2">Reg. Cerpadla kolektorov</text:span></text:p>
          </table:table-cell>
          <table:table-cell office:value-type="string" calcext:value-type="string">
            <text:p>0</text:p>
          </table:table-cell>
          <table:table-cell table:formula="of:=HEX2DEC([.D125])" office:value-type="float" office:value="0" calcext:value-type="float">
            <text:p>0</text:p>
          </table:table-cell>
          <table:table-cell table:style-name="ce66" table:formula="of:=(CONCATENATE(([.D126]);([.D125])))" office:value-type="string" office:string-value="00" calcext:value-type="string">
            <text:p>0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formula="of:=DEC2HEX([.G125])" office:value-type="string" office:string-value="0" calcext:value-type="string">
            <text:p>0</text:p>
          </table:table-cell>
          <table:table-cell table:formula="of:=DEC2HEX([.H125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126])" office:value-type="string" office:string-value="DF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0</text:p>
          </table:table-cell>
          <table:table-cell table:formula="of:=HEX2DEC([.D126])" office:value-type="float" office:value="0" calcext:value-type="float">
            <text:p>0</text:p>
          </table:table-cell>
          <table:table-cell table:style-name="ce67" table:formula="of:=IF(HEX2DEC([.F125])&gt;32768;HEX2DEC([.F125])-65536;HEX2DEC([.F12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26])" office:value-type="string" office:string-value="0" calcext:value-type="string">
            <text:p>0</text:p>
          </table:table-cell>
          <table:table-cell table:formula="of:=DEC2HEX([.H12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7])" office:value-type="string" office:string-value="E0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30</text:p>
          </table:table-cell>
          <table:table-cell table:formula="of:=HEX2DEC([.D127])" office:value-type="float" office:value="48" calcext:value-type="float">
            <text:p>48</text:p>
          </table:table-cell>
          <table:table-cell table:style-name="ce66" table:formula="of:=(CONCATENATE(([.D128]);([.D127])))" office:value-type="string" office:string-value="3730" calcext:value-type="string">
            <text:p>373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DEC2HEX([.G127])" office:value-type="string" office:string-value="30" calcext:value-type="string">
            <text:p>30</text:p>
          </table:table-cell>
          <table:table-cell table:formula="of:=DEC2HEX([.H12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8])" office:value-type="string" office:string-value="E1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37</text:p>
          </table:table-cell>
          <table:table-cell table:formula="of:=HEX2DEC([.D128])" office:value-type="float" office:value="55" calcext:value-type="float">
            <text:p>55</text:p>
          </table:table-cell>
          <table:table-cell table:style-name="ce67" table:formula="of:=IF(HEX2DEC([.F127])&gt;32768;HEX2DEC([.F127])-65536;HEX2DEC([.F127]))" office:value-type="float" office:value="14128" calcext:value-type="float">
            <text:p>141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DEC2HEX([.G128])" office:value-type="string" office:string-value="37" calcext:value-type="string">
            <text:p>37</text:p>
          </table:table-cell>
          <table:table-cell table:formula="of:=DEC2HEX([.H12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29])" office:value-type="string" office:string-value="E2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3A</text:p>
          </table:table-cell>
          <table:table-cell table:formula="of:=HEX2DEC([.D129])" office:value-type="float" office:value="58" calcext:value-type="float">
            <text:p>58</text:p>
          </table:table-cell>
          <table:table-cell table:style-name="ce66" table:formula="of:=(CONCATENATE(([.D130]);([.D129])))" office:value-type="string" office:string-value="53A" calcext:value-type="string">
            <text:p>53A</text:p>
          </table:table-cell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table:formula="of:=DEC2HEX([.G129])" office:value-type="string" office:string-value="3A" calcext:value-type="string">
            <text:p>3A</text:p>
          </table:table-cell>
          <table:table-cell table:formula="of:=DEC2HEX([.H129])" office:value-type="string" office:string-value="DC" calcext:value-type="string">
            <text:p>DC</text:p>
          </table:table-cell>
          <table:table-cell table:number-columns-repeated="2"/>
        </table:table-row>
        <table:table-row table:style-name="ro3">
          <table:table-cell table:formula="of:=DEC2HEX([.B130])" office:value-type="string" office:string-value="E3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5</text:p>
          </table:table-cell>
          <table:table-cell table:formula="of:=HEX2DEC([.D130])" office:value-type="float" office:value="5" calcext:value-type="float">
            <text:p>5</text:p>
          </table:table-cell>
          <table:table-cell table:style-name="ce67" table:formula="of:=IF(HEX2DEC([.F129])&gt;32768;HEX2DEC([.F129])-65536;HEX2DEC([.F129]))" office:value-type="float" office:value="1338" calcext:value-type="float">
            <text:p>133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DEC2HEX([.G130])" office:value-type="string" office:string-value="5" calcext:value-type="string">
            <text:p>5</text:p>
          </table:table-cell>
          <table:table-cell table:formula="of:=DEC2HEX([.H130])" office:value-type="string" office:string-value="5" calcext:value-type="string">
            <text:p>5</text:p>
          </table:table-cell>
          <table:table-cell table:number-columns-repeated="2"/>
        </table:table-row>
        <table:table-row table:style-name="ro3">
          <table:table-cell table:formula="of:=DEC2HEX([.B131])" office:value-type="string" office:string-value="E4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1</text:p>
          </table:table-cell>
          <table:table-cell table:formula="of:=HEX2DEC([.D131])" office:value-type="float" office:value="1" calcext:value-type="float">
            <text:p>1</text:p>
          </table:table-cell>
          <table:table-cell table:style-name="ce66" table:formula="of:=(CONCATENATE(([.D132]);([.D131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131])" office:value-type="string" office:string-value="1" calcext:value-type="string">
            <text:p>1</text:p>
          </table:table-cell>
          <table:table-cell table:formula="of:=DEC2HEX([.H131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132])" office:value-type="string" office:string-value="E5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0</text:p>
          </table:table-cell>
          <table:table-cell table:formula="of:=HEX2DEC([.D132])" office:value-type="float" office:value="0" calcext:value-type="float">
            <text:p>0</text:p>
          </table:table-cell>
          <table:table-cell table:style-name="ce67" table:formula="of:=IF(HEX2DEC([.F131])&gt;32768;HEX2DEC([.F131])-65536;HEX2DEC([.F131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2])" office:value-type="string" office:string-value="0" calcext:value-type="string">
            <text:p>0</text:p>
          </table:table-cell>
          <table:table-cell table:formula="of:=DEC2HEX([.H13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6">
          <table:table-cell table:formula="of:=DEC2HEX([.B133])" office:value-type="string" office:string-value="E6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vladanie parametrov</text:p>
            <text:p>Max T2 pre OFF ochrany prehriatia kolektorov</text:p>
          </table:table-cell>
          <table:table-cell office:value-type="string" calcext:value-type="string">
            <text:p>5A</text:p>
          </table:table-cell>
          <table:table-cell table:formula="of:=HEX2DEC([.D133])" office:value-type="float" office:value="90" calcext:value-type="float">
            <text:p>90</text:p>
          </table:table-cell>
          <table:table-cell table:style-name="ce66" table:formula="of:=(CONCATENATE(([.D134]);([.D133])))" office:value-type="string" office:string-value="05A" calcext:value-type="string">
            <text:p>05A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89" calcext:value-type="float">
            <text:p>89</text:p>
          </table:table-cell>
          <table:table-cell table:formula="of:=DEC2HEX([.G133])" office:value-type="string" office:string-value="5A" calcext:value-type="string">
            <text:p>5A</text:p>
          </table:table-cell>
          <table:table-cell table:formula="of:=DEC2HEX([.H133])" office:value-type="string" office:string-value="59" calcext:value-type="string">
            <text:p>59</text:p>
          </table:table-cell>
          <table:table-cell table:number-columns-repeated="2"/>
        </table:table-row>
        <table:table-row table:style-name="ro3">
          <table:table-cell table:formula="of:=DEC2HEX([.B134])" office:value-type="string" office:string-value="E7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0</text:p>
          </table:table-cell>
          <table:table-cell table:formula="of:=HEX2DEC([.D134])" office:value-type="float" office:value="0" calcext:value-type="float">
            <text:p>0</text:p>
          </table:table-cell>
          <table:table-cell table:style-name="ce67" table:formula="of:=IF(HEX2DEC([.F133])&gt;32768;HEX2DEC([.F133])-65536;HEX2DEC([.F133]))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4])" office:value-type="string" office:string-value="0" calcext:value-type="string">
            <text:p>0</text:p>
          </table:table-cell>
          <table:table-cell table:formula="of:=DEC2HEX([.H13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35])" office:value-type="string" office:string-value="E8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0</text:p>
          </table:table-cell>
          <table:table-cell table:formula="of:=HEX2DEC([.D135])" office:value-type="float" office:value="0" calcext:value-type="float">
            <text:p>0</text:p>
          </table:table-cell>
          <table:table-cell table:style-name="ce66" table:formula="of:=(CONCATENATE(([.D136]);([.D135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5])" office:value-type="string" office:string-value="0" calcext:value-type="string">
            <text:p>0</text:p>
          </table:table-cell>
          <table:table-cell table:formula="of:=DEC2HEX([.H13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36])" office:value-type="string" office:string-value="E9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0</text:p>
          </table:table-cell>
          <table:table-cell table:formula="of:=HEX2DEC([.D136])" office:value-type="float" office:value="0" calcext:value-type="float">
            <text:p>0</text:p>
          </table:table-cell>
          <table:table-cell table:style-name="ce67" table:formula="of:=IF(HEX2DEC([.F135])&gt;32768;HEX2DEC([.F135])-65536;HEX2DEC([.F1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6])" office:value-type="string" office:string-value="0" calcext:value-type="string">
            <text:p>0</text:p>
          </table:table-cell>
          <table:table-cell table:formula="of:=DEC2HEX([.H13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37])" office:value-type="string" office:string-value="EA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1</text:p>
          </table:table-cell>
          <table:table-cell table:formula="of:=HEX2DEC([.D137])" office:value-type="float" office:value="1" calcext:value-type="float">
            <text:p>1</text:p>
          </table:table-cell>
          <table:table-cell table:style-name="ce66" table:formula="of:=(CONCATENATE(([.D138]);([.D137])))" office:value-type="string" office:string-value="01" calcext:value-type="string">
            <text:p>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DEC2HEX([.G137])" office:value-type="string" office:string-value="1" calcext:value-type="string">
            <text:p>1</text:p>
          </table:table-cell>
          <table:table-cell table:formula="of:=DEC2HEX([.H137])" office:value-type="string" office:string-value="1" calcext:value-type="string">
            <text:p>1</text:p>
          </table:table-cell>
          <table:table-cell table:number-columns-repeated="2"/>
        </table:table-row>
        <table:table-row table:style-name="ro3">
          <table:table-cell table:formula="of:=DEC2HEX([.B138])" office:value-type="string" office:string-value="EB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0</text:p>
          </table:table-cell>
          <table:table-cell table:formula="of:=HEX2DEC([.D138])" office:value-type="float" office:value="0" calcext:value-type="float">
            <text:p>0</text:p>
          </table:table-cell>
          <table:table-cell table:style-name="ce67" table:formula="of:=IF(HEX2DEC([.F137])&gt;32768;HEX2DEC([.F137])-65536;HEX2DEC([.F137])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8])" office:value-type="string" office:string-value="0" calcext:value-type="string">
            <text:p>0</text:p>
          </table:table-cell>
          <table:table-cell table:formula="of:=DEC2HEX([.H13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39])" office:value-type="string" office:string-value="EC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0</text:p>
          </table:table-cell>
          <table:table-cell table:formula="of:=HEX2DEC([.D139])" office:value-type="float" office:value="0" calcext:value-type="float">
            <text:p>0</text:p>
          </table:table-cell>
          <table:table-cell table:style-name="ce66" table:formula="of:=(CONCATENATE(([.D140]);([.D139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39])" office:value-type="string" office:string-value="0" calcext:value-type="string">
            <text:p>0</text:p>
          </table:table-cell>
          <table:table-cell table:formula="of:=DEC2HEX([.H13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0])" office:value-type="string" office:string-value="ED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0</text:p>
          </table:table-cell>
          <table:table-cell table:formula="of:=HEX2DEC([.D140])" office:value-type="float" office:value="0" calcext:value-type="float">
            <text:p>0</text:p>
          </table:table-cell>
          <table:table-cell table:style-name="ce67" table:formula="of:=IF(HEX2DEC([.F139])&gt;32768;HEX2DEC([.F139])-65536;HEX2DEC([.F1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0])" office:value-type="string" office:string-value="0" calcext:value-type="string">
            <text:p>0</text:p>
          </table:table-cell>
          <table:table-cell table:formula="of:=DEC2HEX([.H14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1])" office:value-type="string" office:string-value="EE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0</text:p>
          </table:table-cell>
          <table:table-cell table:formula="of:=HEX2DEC([.D141])" office:value-type="float" office:value="0" calcext:value-type="float">
            <text:p>0</text:p>
          </table:table-cell>
          <table:table-cell table:style-name="ce66" table:formula="of:=(CONCATENATE(([.D142]);([.D141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1])" office:value-type="string" office:string-value="0" calcext:value-type="string">
            <text:p>0</text:p>
          </table:table-cell>
          <table:table-cell table:formula="of:=DEC2HEX([.H14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2])" office:value-type="string" office:string-value="EF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0</text:p>
          </table:table-cell>
          <table:table-cell table:formula="of:=HEX2DEC([.D142])" office:value-type="float" office:value="0" calcext:value-type="float">
            <text:p>0</text:p>
          </table:table-cell>
          <table:table-cell table:style-name="ce67" table:formula="of:=IF(HEX2DEC([.F141])&gt;32768;HEX2DEC([.F141])-65536;HEX2DEC([.F1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2])" office:value-type="string" office:string-value="0" calcext:value-type="string">
            <text:p>0</text:p>
          </table:table-cell>
          <table:table-cell table:formula="of:=DEC2HEX([.H14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3])" office:value-type="string" office:string-value="F0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0</text:p>
          </table:table-cell>
          <table:table-cell table:formula="of:=HEX2DEC([.D143])" office:value-type="float" office:value="0" calcext:value-type="float">
            <text:p>0</text:p>
          </table:table-cell>
          <table:table-cell table:style-name="ce66" table:formula="of:=(CONCATENATE(([.D144]);([.D143])))" office:value-type="string" office:string-value="00" calcext:value-type="string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3])" office:value-type="string" office:string-value="0" calcext:value-type="string">
            <text:p>0</text:p>
          </table:table-cell>
          <table:table-cell table:formula="of:=DEC2HEX([.H14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4])" office:value-type="string" office:string-value="F1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0</text:p>
          </table:table-cell>
          <table:table-cell table:formula="of:=HEX2DEC([.D144])" office:value-type="float" office:value="0" calcext:value-type="float">
            <text:p>0</text:p>
          </table:table-cell>
          <table:table-cell table:style-name="ce67" table:formula="of:=IF(HEX2DEC([.F143])&gt;32768;HEX2DEC([.F143])-65536;HEX2DEC([.F1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4])" office:value-type="string" office:string-value="0" calcext:value-type="string">
            <text:p>0</text:p>
          </table:table-cell>
          <table:table-cell table:formula="of:=DEC2HEX([.H14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5])" office:value-type="string" office:string-value="F2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3C</text:p>
          </table:table-cell>
          <table:table-cell table:formula="of:=HEX2DEC([.D145])" office:value-type="float" office:value="60" calcext:value-type="float">
            <text:p>60</text:p>
          </table:table-cell>
          <table:table-cell table:style-name="ce66" table:formula="of:=(CONCATENATE(([.D146]);([.D145])))" office:value-type="string" office:string-value="03C" calcext:value-type="string">
            <text:p>03C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DEC2HEX([.G145])" office:value-type="string" office:string-value="3C" calcext:value-type="string">
            <text:p>3C</text:p>
          </table:table-cell>
          <table:table-cell table:formula="of:=DEC2HEX([.H145])" office:value-type="string" office:string-value="3C" calcext:value-type="string">
            <text:p>3C</text:p>
          </table:table-cell>
          <table:table-cell table:number-columns-repeated="2"/>
        </table:table-row>
        <table:table-row table:style-name="ro3">
          <table:table-cell table:formula="of:=DEC2HEX([.B146])" office:value-type="string" office:string-value="F3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0</text:p>
          </table:table-cell>
          <table:table-cell table:formula="of:=HEX2DEC([.D146])" office:value-type="float" office:value="0" calcext:value-type="float">
            <text:p>0</text:p>
          </table:table-cell>
          <table:table-cell table:style-name="ce67" table:formula="of:=IF(HEX2DEC([.F145])&gt;32768;HEX2DEC([.F145])-65536;HEX2DEC([.F145]))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6])" office:value-type="string" office:string-value="0" calcext:value-type="string">
            <text:p>0</text:p>
          </table:table-cell>
          <table:table-cell table:formula="of:=DEC2HEX([.H14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7])" office:value-type="string" office:string-value="F4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1E</text:p>
          </table:table-cell>
          <table:table-cell table:formula="of:=HEX2DEC([.D147])" office:value-type="float" office:value="30" calcext:value-type="float">
            <text:p>30</text:p>
          </table:table-cell>
          <table:table-cell table:style-name="ce66" table:formula="of:=(CONCATENATE(([.D148]);([.D147])))" office:value-type="string" office:string-value="01E" calcext:value-type="string">
            <text:p>01E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DEC2HEX([.G147])" office:value-type="string" office:string-value="1E" calcext:value-type="string">
            <text:p>1E</text:p>
          </table:table-cell>
          <table:table-cell table:formula="of:=DEC2HEX([.H147])" office:value-type="string" office:string-value="1E" calcext:value-type="string">
            <text:p>1E</text:p>
          </table:table-cell>
          <table:table-cell table:number-columns-repeated="2"/>
        </table:table-row>
        <table:table-row table:style-name="ro3">
          <table:table-cell table:formula="of:=DEC2HEX([.B148])" office:value-type="string" office:string-value="F5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0</text:p>
          </table:table-cell>
          <table:table-cell table:formula="of:=HEX2DEC([.D148])" office:value-type="float" office:value="0" calcext:value-type="float">
            <text:p>0</text:p>
          </table:table-cell>
          <table:table-cell table:style-name="ce67" table:formula="of:=IF(HEX2DEC([.F147])&gt;32768;HEX2DEC([.F147])-65536;HEX2DEC([.F147])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48])" office:value-type="string" office:string-value="0" calcext:value-type="string">
            <text:p>0</text:p>
          </table:table-cell>
          <table:table-cell table:formula="of:=DEC2HEX([.H14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49])" office:value-type="string" office:string-value="F6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6</text:p>
          </table:table-cell>
          <table:table-cell table:formula="of:=HEX2DEC([.D149])" office:value-type="float" office:value="6" calcext:value-type="float">
            <text:p>6</text:p>
          </table:table-cell>
          <table:table-cell table:style-name="ce66" table:formula="of:=(CONCATENATE(([.D150]);([.D149])))" office:value-type="string" office:string-value="06" calcext:value-type="string">
            <text:p>0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DEC2HEX([.G149])" office:value-type="string" office:string-value="6" calcext:value-type="string">
            <text:p>6</text:p>
          </table:table-cell>
          <table:table-cell table:formula="of:=DEC2HEX([.H149])" office:value-type="string" office:string-value="6" calcext:value-type="string">
            <text:p>6</text:p>
          </table:table-cell>
          <table:table-cell table:number-columns-repeated="2"/>
        </table:table-row>
        <table:table-row table:style-name="ro3">
          <table:table-cell table:formula="of:=DEC2HEX([.B150])" office:value-type="string" office:string-value="F7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0</text:p>
          </table:table-cell>
          <table:table-cell table:formula="of:=HEX2DEC([.D150])" office:value-type="float" office:value="0" calcext:value-type="float">
            <text:p>0</text:p>
          </table:table-cell>
          <table:table-cell table:style-name="ce67" table:formula="of:=IF(HEX2DEC([.F149])&gt;32768;HEX2DEC([.F149])-65536;HEX2DEC([.F149])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DEC2HEX([.G150])" office:value-type="string" office:string-value="0" calcext:value-type="string">
            <text:p>0</text:p>
          </table:table-cell>
          <table:table-cell table:formula="of:=DEC2HEX([.H15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1])" office:value-type="string" office:string-value="F8" calcext:value-type="string">
            <text:p>F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E0</text:p>
          </table:table-cell>
          <table:table-cell table:formula="of:=HEX2DEC([.D151])" office:value-type="float" office:value="224" calcext:value-type="float">
            <text:p>224</text:p>
          </table:table-cell>
          <table:table-cell table:style-name="ce66" table:formula="of:=(CONCATENATE(([.D152]);([.D151])))" office:value-type="string" office:string-value="FFE0" calcext:value-type="string">
            <text:p>FFE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DEC2HEX([.G151])" office:value-type="string" office:string-value="E0" calcext:value-type="string">
            <text:p>E0</text:p>
          </table:table-cell>
          <table:table-cell table:formula="of:=DEC2HEX([.H151])" office:value-type="string" office:string-value="E0" calcext:value-type="string">
            <text:p>E0</text:p>
          </table:table-cell>
          <table:table-cell table:number-columns-repeated="2"/>
        </table:table-row>
        <table:table-row table:style-name="ro3">
          <table:table-cell table:formula="of:=DEC2HEX([.B152])" office:value-type="string" office:string-value="F9" calcext:value-type="string">
            <text:p>F9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FF</text:p>
          </table:table-cell>
          <table:table-cell table:formula="of:=HEX2DEC([.D152])" office:value-type="float" office:value="255" calcext:value-type="float">
            <text:p>255</text:p>
          </table:table-cell>
          <table:table-cell table:style-name="ce67" table:formula="of:=IF(HEX2DEC([.F151])&gt;32768;HEX2DEC([.F151])-65536;HEX2DEC([.F151]))" office:value-type="float" office:value="-32" calcext:value-type="float">
            <text:p>-32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DEC2HEX([.G152])" office:value-type="string" office:string-value="FF" calcext:value-type="string">
            <text:p>FF</text:p>
          </table:table-cell>
          <table:table-cell table:formula="of:=DEC2HEX([.H152])" office:value-type="string" office:string-value="FF" calcext:value-type="string">
            <text:p>FF</text:p>
          </table:table-cell>
          <table:table-cell table:number-columns-repeated="2"/>
        </table:table-row>
        <table:table-row table:style-name="ro3">
          <table:table-cell table:formula="of:=DEC2HEX([.B153])" office:value-type="string" office:string-value="FA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0</text:p>
          </table:table-cell>
          <table:table-cell table:formula="of:=HEX2DEC([.D153])" office:value-type="float" office:value="0" calcext:value-type="float">
            <text:p>0</text:p>
          </table:table-cell>
          <table:table-cell table:style-name="ce66" table:formula="of:=(CONCATENATE(([.D154]);([.D153])))" office:value-type="string" office:string-value="00" calcext:value-type="string">
            <text:p>00</text:p>
          </table:table-cell>
          <table:table-cell table:number-columns-repeated="2"/>
          <table:table-cell table:formula="of:=DEC2HEX([.G153])" office:value-type="string" office:string-value="0" calcext:value-type="string">
            <text:p>0</text:p>
          </table:table-cell>
          <table:table-cell table:formula="of:=DEC2HEX([.H15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4])" office:value-type="string" office:string-value="FB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0</text:p>
          </table:table-cell>
          <table:table-cell table:formula="of:=HEX2DEC([.D154])" office:value-type="float" office:value="0" calcext:value-type="float">
            <text:p>0</text:p>
          </table:table-cell>
          <table:table-cell table:style-name="ce67" table:formula="of:=IF(HEX2DEC([.F153])&gt;32768;HEX2DEC([.F153])-65536;HEX2DEC([.F153]))" office:value-type="float" office:value="0" calcext:value-type="float">
            <text:p>0</text:p>
          </table:table-cell>
          <table:table-cell table:number-columns-repeated="2"/>
          <table:table-cell table:formula="of:=DEC2HEX([.G154])" office:value-type="string" office:string-value="0" calcext:value-type="string">
            <text:p>0</text:p>
          </table:table-cell>
          <table:table-cell table:formula="of:=DEC2HEX([.H15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5])" office:value-type="string" office:string-value="FC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0</text:p>
          </table:table-cell>
          <table:table-cell table:formula="of:=HEX2DEC([.D155])" office:value-type="float" office:value="0" calcext:value-type="float">
            <text:p>0</text:p>
          </table:table-cell>
          <table:table-cell table:style-name="ce66" table:formula="of:=(CONCATENATE(([.D156]);([.D155])))" office:value-type="string" office:string-value="00" calcext:value-type="string">
            <text:p>00</text:p>
          </table:table-cell>
          <table:table-cell table:number-columns-repeated="2"/>
          <table:table-cell table:formula="of:=DEC2HEX([.G155])" office:value-type="string" office:string-value="0" calcext:value-type="string">
            <text:p>0</text:p>
          </table:table-cell>
          <table:table-cell table:formula="of:=DEC2HEX([.H15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6])" office:value-type="string" office:string-value="FD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0</text:p>
          </table:table-cell>
          <table:table-cell table:formula="of:=HEX2DEC([.D156])" office:value-type="float" office:value="0" calcext:value-type="float">
            <text:p>0</text:p>
          </table:table-cell>
          <table:table-cell table:style-name="ce67" table:formula="of:=IF(HEX2DEC([.F155])&gt;32768;HEX2DEC([.F155])-65536;HEX2DEC([.F155]))" office:value-type="float" office:value="0" calcext:value-type="float">
            <text:p>0</text:p>
          </table:table-cell>
          <table:table-cell table:number-columns-repeated="2"/>
          <table:table-cell table:formula="of:=DEC2HEX([.G156])" office:value-type="string" office:string-value="0" calcext:value-type="string">
            <text:p>0</text:p>
          </table:table-cell>
          <table:table-cell table:formula="of:=DEC2HEX([.H15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7])" office:value-type="string" office:string-value="FE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0</text:p>
          </table:table-cell>
          <table:table-cell table:formula="of:=HEX2DEC([.D157])" office:value-type="float" office:value="0" calcext:value-type="float">
            <text:p>0</text:p>
          </table:table-cell>
          <table:table-cell table:style-name="ce66" table:formula="of:=(CONCATENATE(([.D158]);([.D157])))" office:value-type="string" office:string-value="00" calcext:value-type="string">
            <text:p>00</text:p>
          </table:table-cell>
          <table:table-cell table:number-columns-repeated="2"/>
          <table:table-cell table:formula="of:=DEC2HEX([.G157])" office:value-type="string" office:string-value="0" calcext:value-type="string">
            <text:p>0</text:p>
          </table:table-cell>
          <table:table-cell table:formula="of:=DEC2HEX([.H15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>
          <table:table-cell table:formula="of:=DEC2HEX([.B158]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0</text:p>
          </table:table-cell>
          <table:table-cell table:formula="of:=HEX2DEC([.D158])" office:value-type="float" office:value="0" calcext:value-type="float">
            <text:p>0</text:p>
          </table:table-cell>
          <table:table-cell table:style-name="ce67" table:formula="of:=IF(HEX2DEC([.F157])&gt;32768;HEX2DEC([.F157])-65536;HEX2DEC([.F157]))" office:value-type="float" office:value="0" calcext:value-type="float">
            <text:p>0</text:p>
          </table:table-cell>
          <table:table-cell table:number-columns-repeated="2"/>
          <table:table-cell table:formula="of:=DEC2HEX([.G158])" office:value-type="string" office:string-value="0" calcext:value-type="string">
            <text:p>0</text:p>
          </table:table-cell>
          <table:table-cell table:formula="of:=DEC2HEX([.H15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3" table:number-rows-repeated="104841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Parameter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ce19"/>
        <table:table-column table:style-name="co5" table:number-columns-repeated="2" table:default-cell-style-name="Default"/>
        <table:table-row table:style-name="ro3">
          <table:table-cell table:style-name="ce69" office:value-type="string" calcext:value-type="string">
            <text:p>These are parameters configurable directly on the device – may vary if you have another schema selected</text:p>
          </table:table-cell>
          <table:table-cell table:style-name="ce51"/>
          <table:table-cell table:style-name="ce61"/>
          <table:table-cell table:style-name="ce51" table:number-columns-repeated="2"/>
        </table:table-row>
        <table:table-row table:style-name="ro3">
          <table:table-cell table:style-name="ce51" table:number-columns-repeated="2"/>
          <table:table-cell table:style-name="ce61"/>
          <table:table-cell table:style-name="ce51" table:number-columns-repeated="2"/>
        </table:table-row>
        <table:table-row table:style-name="ro3">
          <table:table-cell table:style-name="ce51" office:value-type="string" calcext:value-type="string">
            <text:p>Description SK</text:p>
          </table:table-cell>
          <table:table-cell table:style-name="ce51" office:value-type="string" calcext:value-type="string">
            <text:p>Description EN</text:p>
          </table:table-cell>
          <table:table-cell table:style-name="ce61" office:value-type="string" calcext:value-type="string">
            <text:p>Sample value</text:p>
          </table:table-cell>
          <table:table-cell table:style-name="ce51" office:value-type="string" calcext:value-type="string">
            <text:p>Unit</text:p>
          </table:table-cell>
          <table:table-cell table:style-name="ce51" office:value-type="string" calcext:value-type="string">
            <text:p>Memo</text:p>
          </table:table-cell>
        </table:table-row>
        <table:table-row table:style-name="ro3">
          <table:table-cell office:value-type="string" calcext:value-type="string">
            <text:p>Typ schemy </text:p>
          </table:table-cell>
          <table:table-cell office:value-type="string" calcext:value-type="string">
            <text:p>Selected sche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485-Logicka adresa</text:p>
          </table:table-cell>
          <table:table-cell office:value-type="string" calcext:value-type="string">
            <text:p>RS485 – Logical addre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S485-Baudrate</text:p>
          </table:table-cell>
          <table:table-cell office:value-type="string" calcext:value-type="string">
            <text:p>RS485 – baudrate</text:p>
          </table:table-cell>
          <table:table-cell office:value-type="float" office:value="38400" calcext:value-type="float">
            <text:p>38400</text:p>
          </table:table-cell>
          <table:table-cell office:value-type="string" calcext:value-type="string">
            <text:p>bps</text:p>
          </table:table-cell>
          <table:table-cell/>
        </table:table-row>
        <table:table-row table:style-name="ro3">
          <table:table-cell office:value-type="string" calcext:value-type="string">
            <text:p>RS485-Fyzicka adresa</text:p>
          </table:table-cell>
          <table:table-cell office:value-type="string" calcext:value-type="string">
            <text:p>RS485 – physical addres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zyk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lovensk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vuky-Alarm</text:p>
          </table:table-cell>
          <table:table-cell office:value-type="string" calcext:value-type="string">
            <text:p>Sounds – Alarm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vyky-Klavesy</text:p>
          </table:table-cell>
          <table:table-cell office:value-type="string" calcext:value-type="string">
            <text:p>Sounds – Keyboard</text:p>
          </table:table-cell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play-Kontrast</text:p>
          </table:table-cell>
          <table:table-cell office:value-type="string" calcext:value-type="string">
            <text:p>Display – Contrast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play-Display(DIM?)</text:p>
          </table:table-cell>
          <table:table-cell office:value-type="string" calcext:value-type="string">
            <text:p>Display – DI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3">
          <table:table-cell office:value-type="string" calcext:value-type="string">
            <text:p>Parametre kolekt. Cerpadla – min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rpm</text:p>
          </table:table-cell>
          <table:table-cell/>
        </table:table-row>
        <table:table-row table:style-name="ro3">
          <table:table-cell office:value-type="string" calcext:value-type="string">
            <text:p>Parametre kolekt. Cerpadla – max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string" calcext:value-type="string">
            <text:p>rpm</text:p>
          </table:table-cell>
          <table:table-cell table:formula="of:=DEC2HEX([.C14])" office:value-type="string" office:string-value="122A" calcext:value-type="string">
            <text:p>122A</text:p>
          </table:table-cell>
        </table:table-row>
        <table:table-row table:style-name="ro3">
          <table:table-cell office:value-type="string" calcext:value-type="string">
            <text:p>Prietokomer-Rozmery</text:p>
          </table:table-cell>
          <table:table-cell/>
          <table:table-cell office:value-type="string" calcext:value-type="string">
            <text:p>Electr.G9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ietokomer-Nomina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/min</text:p>
          </table:table-cell>
          <table:table-cell/>
        </table:table-row>
        <table:table-row table:style-name="ro3">
          <table:table-cell office:value-type="string" calcext:value-type="string">
            <text:p>Tepelne medium – T. zamrzania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5">
          <table:table-cell office:value-type="string" calcext:value-type="string">
            <text:p>Parametre cirkulacie -</text:p>
            <text:p>Time off switching off the circ. Pum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5">
          <table:table-cell office:value-type="string" calcext:value-type="string">
            <text:p>Parametre cirkulacie -</text:p>
            <text:p>Time of switching off the circ. Pum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5">
          <table:table-cell office:value-type="string" calcext:value-type="string">
            <text:p>Parametre cirkulacie -</text:p>
            <text:p>Min temp T4 switching o the circ.pump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5">
          <table:table-cell office:value-type="string" calcext:value-type="string">
            <text:p>Parametre cirkulacie -</text:p>
            <text:p>Circ. Pump mode</text:p>
          </table:table-cell>
          <table:table-cell/>
          <table:table-cell office:value-type="string" calcext:value-type="string">
            <text:p>Stál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arametre cirkulacie -</text:p>
            <text:p>Switching on the circ.pump</text:p>
          </table:table-cell>
          <table:table-cell/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s program?</text:p>
          </table:table-cell>
          <table:table-cell/>
          <table:table-cell office:value-type="string" calcext:value-type="string">
            <text:p>Od 05:00 do 21:00</text:p>
          </table:table-cell>
          <table:table-cell/>
          <table:table-cell table:style-name="ce52" office:value-type="string" calcext:value-type="string">
            <text:p>Teoreticallly 24 bits on/off for Mo-Fr, Sa, Su (3x24)</text:p>
          </table:table-cell>
        </table:table-row>
        <table:table-row table:style-name="ro3">
          <table:table-cell office:value-type="string" calcext:value-type="string">
            <text:p>Ovladanie parametrov – presostat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Úroveň riadenia čerpadla pri štar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Čas medzi znížením otáčok kol.čerpadl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Ovladanie parametrov</text:p>
            <text:p>Čas medzi zvýšením otáčok kol.čerpadl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5">
          <table:table-cell office:value-type="string" calcext:value-type="string">
            <text:p>Ovladanie parametrov</text:p>
            <text:p>Ochrana pred zamŕzaním kolektora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Max T2 pre OFF ochrany prehriatia kolektorov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5">
          <table:table-cell office:value-type="string" calcext:value-type="string">
            <text:p>Ovladanie parametrov</text:p>
            <text:p>Ochrana pred prehriatim kolektorov</text:p>
          </table:table-cell>
          <table:table-cell/>
          <table:table-cell office:value-type="string" calcext:value-type="string">
            <text:p>An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Reg. Cerpadla kolektorov</text:p>
          </table:table-cell>
          <table:table-cell/>
          <table:table-cell office:value-type="string" calcext:value-type="string">
            <text:p>Ni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Max T2 pre OFF cerpadla kolektorov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Rozdiel medzi T1&amp;T2 cerpadlo o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vladanie parametrov</text:p>
            <text:p>Solarny kolektor typ</text:p>
          </table:table-cell>
          <table:table-cell/>
          <table:table-cell office:value-type="string" calcext:value-type="string">
            <text:p>Plochy</text:p>
          </table:table-cell>
          <table:table-cell table:number-columns-repeated="2"/>
        </table:table-row>
        <table:table-row table:style-name="ro3" table:number-rows-repeated="104854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21">
      <number:text-content/>
      <number:text> W</number:text>
    </number:text-style>
    <number:number-style style:name="N122">
      <number:number number:decimal-places="0" loext:min-decimal-places="0" number:min-integer-digits="1"/>
      <number:text> W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7:33:19.409616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j Eliáš</meta:initial-creator>
    <meta:creation-date>2020-09-11T08:08:10.627080684</meta:creation-date>
    <dc:date>2020-10-27T08:38:42.513682307</dc:date>
    <dc:creator>Andrej Eliáš</dc:creator>
    <meta:editing-duration>P6DT3H54M40S</meta:editing-duration>
    <meta:editing-cycles>8</meta:editing-cycles>
    <meta:generator>LibreOffice/6.4.1.2$Linux_X86_64 LibreOffice_project/4d224e95b98b138af42a64d84056446d09082932</meta:generator>
    <meta:document-statistic meta:table-count="4" meta:cell-count="2276" meta:object-count="0"/>
  </office:meta>
</office:document-meta>
</file>